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1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7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1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2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5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4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5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0" style:family="table-cell" style:parent-style-name="Default" style:data-style-name="N0">
      <style:text-properties style:font-name="新細明體" style:font-name-asian="新細明體" style:font-name-complex="新細明體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1"/>
          <table:table-cell table:style-name="ce1"/>
          <table:table-cell office:value-type="string" table:style-name="ce32">
            <text:p><text:s text:c="7"/>中 華 民 國 106 年 1 月 底</text:p>
          </table:table-cell>
          <table:table-cell table:number-columns-repeated="13" table:style-name="ce31"/>
          <table:table-cell table:number-columns-repeated="2" table:style-name="ce30"/>
          <table:table-cell office:value-type="string" table:style-name="ce29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49">
            <text:p>區域別</text:p>
          </table:table-cell>
          <table:table-cell office:value-type="string" table:number-columns-spanned="3" table:number-rows-spanned="1" table:style-name="ce53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1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46">
            <text:p>0<text:s/><text:span text:style-name="T5">～</text:span><text:span text:style-name="T2"><text:s/>6</text:span>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46">
            <text:p>0<text:s/><text:span text:style-name="T5">～</text:span><text:span text:style-name="T2"><text:s/>11</text:span>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46">
            <text:p>0<text:s/><text:span text:style-name="T5">～</text:span><text:span text:style-name="T2"><text:s/>12</text:span>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46">
            <text:p>12<text:s/><text:span text:style-name="T5">～</text:span><text:span text:style-name="T2"><text:s/>17</text:span>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2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1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8">
            <text:p>％</text:p>
          </table:table-cell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8">
            <text:p>％</text:p>
          </table:table-cell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8">
            <text:p>％</text:p>
          </table:table-cell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8">
            <text:p>％</text:p>
          </table:table-cell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8">
            <text:p>％</text:p>
          </table:table-cell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8">
            <text:p>％</text:p>
          </table:table-cell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6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5">
            <text:p>總 <text:s text:c="3"/>計</text:p>
          </table:table-cell>
          <table:table-cell office:value-type="float" office:value="23543346" table:style-name="ce23">
            <text:p>23,543,346</text:p>
          </table:table-cell>
          <table:table-cell office:value-type="float" office:value="11719646" table:style-name="ce23">
            <text:p>11,719,646</text:p>
          </table:table-cell>
          <table:table-cell office:value-type="float" office:value="11823700" table:style-name="ce23">
            <text:p>11,823,700</text:p>
          </table:table-cell>
          <table:table-cell office:value-type="float" office:value="1060191" table:style-name="ce23">
            <text:p>1,060,191</text:p>
          </table:table-cell>
          <table:table-cell office:value-type="float" office:value="549034" table:style-name="ce23">
            <text:p>549,034</text:p>
          </table:table-cell>
          <table:table-cell office:value-type="float" office:value="511157" table:style-name="ce23">
            <text:p>511,157</text:p>
          </table:table-cell>
          <table:table-cell office:value-type="float" office:value="4.5" table:style-name="ce24">
            <text:p>4.50</text:p>
          </table:table-cell>
          <table:table-cell office:value-type="float" office:value="1433031" table:style-name="ce23">
            <text:p>1,433,031</text:p>
          </table:table-cell>
          <table:table-cell office:value-type="float" office:value="742878" table:style-name="ce23">
            <text:p>742,878</text:p>
          </table:table-cell>
          <table:table-cell office:value-type="float" office:value="690153" table:style-name="ce23">
            <text:p>690,153</text:p>
          </table:table-cell>
          <table:table-cell office:value-type="float" office:value="6.09" table:style-name="ce24">
            <text:p>6.09</text:p>
          </table:table-cell>
          <table:table-cell office:value-type="float" office:value="2446314" table:style-name="ce23">
            <text:p>2,446,314</text:p>
          </table:table-cell>
          <table:table-cell office:value-type="float" office:value="1271774" table:style-name="ce23">
            <text:p>1,271,774</text:p>
          </table:table-cell>
          <table:table-cell office:value-type="float" office:value="1174540" table:style-name="ce23">
            <text:p>1,174,540</text:p>
          </table:table-cell>
          <table:table-cell office:value-type="float" office:value="10.39" table:style-name="ce24">
            <text:p>10.39</text:p>
          </table:table-cell>
          <table:table-cell office:value-type="float" office:value="2664743" table:style-name="ce23">
            <text:p>2,664,743</text:p>
          </table:table-cell>
          <table:table-cell office:value-type="float" office:value="1386230" table:style-name="ce23">
            <text:p>1,386,230</text:p>
          </table:table-cell>
          <table:table-cell office:value-type="float" office:value="1278513" table:style-name="ce23">
            <text:p>1,278,513</text:p>
          </table:table-cell>
          <table:table-cell office:value-type="float" office:value="11.32" table:style-name="ce24">
            <text:p>11.32</text:p>
          </table:table-cell>
          <table:table-cell office:value-type="float" office:value="1533162" table:style-name="ce23">
            <text:p>1,533,162</text:p>
          </table:table-cell>
          <table:table-cell office:value-type="float" office:value="800759" table:style-name="ce23">
            <text:p>800,759</text:p>
          </table:table-cell>
          <table:table-cell office:value-type="float" office:value="732403" table:style-name="ce23">
            <text:p>732,403</text:p>
          </table:table-cell>
          <table:table-cell office:value-type="float" office:value="6.51" table:style-name="ce24">
            <text:p>6.51</text:p>
          </table:table-cell>
          <table:table-cell office:value-type="float" office:value="18979236" table:style-name="ce23">
            <text:p>18,979,236</text:p>
          </table:table-cell>
          <table:table-cell office:value-type="float" office:value="9342859" table:style-name="ce23">
            <text:p>9,342,859</text:p>
          </table:table-cell>
          <table:table-cell office:value-type="float" office:value="9636377" table:style-name="ce23">
            <text:p>9,636,377</text:p>
          </table:table-cell>
          <table:table-cell office:value-type="float" office:value="80.61" table:style-name="ce24">
            <text:p>80.61</text:p>
          </table:table-cell>
          <table:table-cell office:value-type="float" office:value="3124650" table:style-name="ce23">
            <text:p>3,124,650</text:p>
          </table:table-cell>
          <table:table-cell office:value-type="float" office:value="1440761" table:style-name="ce23">
            <text:p>1,440,761</text:p>
          </table:table-cell>
          <table:table-cell office:value-type="float" office:value="1683889" table:style-name="ce23">
            <text:p>1,683,889</text:p>
          </table:table-cell>
          <table:table-cell office:value-type="float" office:value="13.27" table:style-name="ce22">
            <text:p>13.27</text:p>
          </table:table-cell>
          <table:table-cell table:number-columns-repeated="16352"/>
        </table:table-row>
        <table:table-row table:style-name="ro6">
          <table:table-cell office:value-type="string" table:style-name="ce17">
            <text:p>新北市</text:p>
          </table:table-cell>
          <table:table-cell office:value-type="float" office:value="3979963" table:style-name="ce19">
            <text:p>3,979,963</text:p>
          </table:table-cell>
          <table:table-cell office:value-type="float" office:value="1952427" table:style-name="ce19">
            <text:p>1,952,427</text:p>
          </table:table-cell>
          <table:table-cell office:value-type="float" office:value="2027536" table:style-name="ce19">
            <text:p>2,027,536</text:p>
          </table:table-cell>
          <table:table-cell office:value-type="float" office:value="169269" table:style-name="ce19">
            <text:p>169,269</text:p>
          </table:table-cell>
          <table:table-cell office:value-type="float" office:value="87565" table:style-name="ce19">
            <text:p>87,565</text:p>
          </table:table-cell>
          <table:table-cell office:value-type="float" office:value="81704" table:style-name="ce19">
            <text:p>81,704</text:p>
          </table:table-cell>
          <table:table-cell office:value-type="float" office:value="4.25" table:style-name="ce20">
            <text:p>4.25</text:p>
          </table:table-cell>
          <table:table-cell office:value-type="float" office:value="230599" table:style-name="ce19">
            <text:p>230,599</text:p>
          </table:table-cell>
          <table:table-cell office:value-type="float" office:value="119473" table:style-name="ce19">
            <text:p>119,473</text:p>
          </table:table-cell>
          <table:table-cell office:value-type="float" office:value="111126" table:style-name="ce19">
            <text:p>111,126</text:p>
          </table:table-cell>
          <table:table-cell office:value-type="float" office:value="5.79" table:style-name="ce20">
            <text:p>5.79</text:p>
          </table:table-cell>
          <table:table-cell office:value-type="float" office:value="396714" table:style-name="ce19">
            <text:p>396,714</text:p>
          </table:table-cell>
          <table:table-cell office:value-type="float" office:value="206008" table:style-name="ce19">
            <text:p>206,008</text:p>
          </table:table-cell>
          <table:table-cell office:value-type="float" office:value="190706" table:style-name="ce19">
            <text:p>190,706</text:p>
          </table:table-cell>
          <table:table-cell office:value-type="float" office:value="9.9700000000000006" table:style-name="ce20">
            <text:p>9.97</text:p>
          </table:table-cell>
          <table:table-cell office:value-type="float" office:value="431492" table:style-name="ce19">
            <text:p>431,492</text:p>
          </table:table-cell>
          <table:table-cell office:value-type="float" office:value="224274" table:style-name="ce19">
            <text:p>224,274</text:p>
          </table:table-cell>
          <table:table-cell office:value-type="float" office:value="207218" table:style-name="ce19">
            <text:p>207,218</text:p>
          </table:table-cell>
          <table:table-cell office:value-type="float" office:value="10.84" table:style-name="ce20">
            <text:p>10.84</text:p>
          </table:table-cell>
          <table:table-cell office:value-type="float" office:value="247215" table:style-name="ce19">
            <text:p>247,215</text:p>
          </table:table-cell>
          <table:table-cell office:value-type="float" office:value="128974" table:style-name="ce19">
            <text:p>128,974</text:p>
          </table:table-cell>
          <table:table-cell office:value-type="float" office:value="118241" table:style-name="ce19">
            <text:p>118,241</text:p>
          </table:table-cell>
          <table:table-cell office:value-type="float" office:value="6.21" table:style-name="ce20">
            <text:p>6.21</text:p>
          </table:table-cell>
          <table:table-cell office:value-type="float" office:value="3240059" table:style-name="ce19">
            <text:p>3,240,059</text:p>
          </table:table-cell>
          <table:table-cell office:value-type="float" office:value="1567674" table:style-name="ce19">
            <text:p>1,567,674</text:p>
          </table:table-cell>
          <table:table-cell office:value-type="float" office:value="1672385" table:style-name="ce19">
            <text:p>1,672,385</text:p>
          </table:table-cell>
          <table:table-cell office:value-type="float" office:value="81.41" table:style-name="ce20">
            <text:p>81.41</text:p>
          </table:table-cell>
          <table:table-cell office:value-type="float" office:value="469489" table:style-name="ce19">
            <text:p>469,489</text:p>
          </table:table-cell>
          <table:table-cell office:value-type="float" office:value="216157" table:style-name="ce19">
            <text:p>216,157</text:p>
          </table:table-cell>
          <table:table-cell office:value-type="float" office:value="253332" table:style-name="ce19">
            <text:p>253,332</text:p>
          </table:table-cell>
          <table:table-cell office:value-type="float" office:value="11.8" table:style-name="ce18">
            <text:p>11.80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北市</text:p>
          </table:table-cell>
          <table:table-cell office:value-type="float" office:value="2695371" table:style-name="ce19">
            <text:p>2,695,371</text:p>
          </table:table-cell>
          <table:table-cell office:value-type="float" office:value="1289308" table:style-name="ce19">
            <text:p>1,289,308</text:p>
          </table:table-cell>
          <table:table-cell office:value-type="float" office:value="1406063" table:style-name="ce19">
            <text:p>1,406,063</text:p>
          </table:table-cell>
          <table:table-cell office:value-type="float" office:value="149161" table:style-name="ce19">
            <text:p>149,161</text:p>
          </table:table-cell>
          <table:table-cell office:value-type="float" office:value="76884" table:style-name="ce19">
            <text:p>76,884</text:p>
          </table:table-cell>
          <table:table-cell office:value-type="float" office:value="72277" table:style-name="ce19">
            <text:p>72,277</text:p>
          </table:table-cell>
          <table:table-cell office:value-type="float" office:value="5.53" table:style-name="ce20">
            <text:p>5.53</text:p>
          </table:table-cell>
          <table:table-cell office:value-type="float" office:value="195571" table:style-name="ce19">
            <text:p>195,571</text:p>
          </table:table-cell>
          <table:table-cell office:value-type="float" office:value="100925" table:style-name="ce19">
            <text:p>100,925</text:p>
          </table:table-cell>
          <table:table-cell office:value-type="float" office:value="94646" table:style-name="ce19">
            <text:p>94,646</text:p>
          </table:table-cell>
          <table:table-cell office:value-type="float" office:value="7.26" table:style-name="ce20">
            <text:p>7.26</text:p>
          </table:table-cell>
          <table:table-cell office:value-type="float" office:value="304189" table:style-name="ce19">
            <text:p>304,189</text:p>
          </table:table-cell>
          <table:table-cell office:value-type="float" office:value="157562" table:style-name="ce19">
            <text:p>157,562</text:p>
          </table:table-cell>
          <table:table-cell office:value-type="float" office:value="146627" table:style-name="ce19">
            <text:p>146,627</text:p>
          </table:table-cell>
          <table:table-cell office:value-type="float" office:value="11.29" table:style-name="ce20">
            <text:p>11.29</text:p>
          </table:table-cell>
          <table:table-cell office:value-type="float" office:value="326861" table:style-name="ce19">
            <text:p>326,861</text:p>
          </table:table-cell>
          <table:table-cell office:value-type="float" office:value="169530" table:style-name="ce19">
            <text:p>169,530</text:p>
          </table:table-cell>
          <table:table-cell office:value-type="float" office:value="157331" table:style-name="ce19">
            <text:p>157,331</text:p>
          </table:table-cell>
          <table:table-cell office:value-type="float" office:value="12.13" table:style-name="ce20">
            <text:p>12.13</text:p>
          </table:table-cell>
          <table:table-cell office:value-type="float" office:value="152948" table:style-name="ce19">
            <text:p>152,948</text:p>
          </table:table-cell>
          <table:table-cell office:value-type="float" office:value="79758" table:style-name="ce19">
            <text:p>79,758</text:p>
          </table:table-cell>
          <table:table-cell office:value-type="float" office:value="73190" table:style-name="ce19">
            <text:p>73,190</text:p>
          </table:table-cell>
          <table:table-cell office:value-type="float" office:value="5.67" table:style-name="ce20">
            <text:p>5.67</text:p>
          </table:table-cell>
          <table:table-cell office:value-type="float" office:value="2182507" table:style-name="ce19">
            <text:p>2,182,507</text:p>
          </table:table-cell>
          <table:table-cell office:value-type="float" office:value="1023093" table:style-name="ce19">
            <text:p>1,023,093</text:p>
          </table:table-cell>
          <table:table-cell office:value-type="float" office:value="1159414" table:style-name="ce19">
            <text:p>1,159,414</text:p>
          </table:table-cell>
          <table:table-cell office:value-type="float" office:value="80.97" table:style-name="ce20">
            <text:p>80.97</text:p>
          </table:table-cell>
          <table:table-cell office:value-type="float" office:value="421441" table:style-name="ce19">
            <text:p>421,441</text:p>
          </table:table-cell>
          <table:table-cell office:value-type="float" office:value="189841" table:style-name="ce19">
            <text:p>189,841</text:p>
          </table:table-cell>
          <table:table-cell office:value-type="float" office:value="231600" table:style-name="ce19">
            <text:p>231,600</text:p>
          </table:table-cell>
          <table:table-cell office:value-type="float" office:value="15.64" table:style-name="ce18">
            <text:p>15.64</text:p>
          </table:table-cell>
          <table:table-cell table:number-columns-repeated="16352"/>
        </table:table-row>
        <table:table-row table:style-name="ro6">
          <table:table-cell office:value-type="string" table:style-name="ce17">
            <text:p>桃園市</text:p>
          </table:table-cell>
          <table:table-cell office:value-type="float" office:value="2150685" table:style-name="ce19">
            <text:p>2,150,685</text:p>
          </table:table-cell>
          <table:table-cell office:value-type="float" office:value="1072883" table:style-name="ce19">
            <text:p>1,072,883</text:p>
          </table:table-cell>
          <table:table-cell office:value-type="float" office:value="1077802" table:style-name="ce19">
            <text:p>1,077,802</text:p>
          </table:table-cell>
          <table:table-cell office:value-type="float" office:value="111382" table:style-name="ce19">
            <text:p>111,382</text:p>
          </table:table-cell>
          <table:table-cell office:value-type="float" office:value="57795" table:style-name="ce19">
            <text:p>57,795</text:p>
          </table:table-cell>
          <table:table-cell office:value-type="float" office:value="53587" table:style-name="ce19">
            <text:p>53,587</text:p>
          </table:table-cell>
          <table:table-cell office:value-type="float" office:value="5.18" table:style-name="ce20">
            <text:p>5.18</text:p>
          </table:table-cell>
          <table:table-cell office:value-type="float" office:value="150155" table:style-name="ce19">
            <text:p>150,155</text:p>
          </table:table-cell>
          <table:table-cell office:value-type="float" office:value="77785" table:style-name="ce19">
            <text:p>77,785</text:p>
          </table:table-cell>
          <table:table-cell office:value-type="float" office:value="72370" table:style-name="ce19">
            <text:p>72,370</text:p>
          </table:table-cell>
          <table:table-cell office:value-type="float" office:value="6.98" table:style-name="ce20">
            <text:p>6.98</text:p>
          </table:table-cell>
          <table:table-cell office:value-type="float" office:value="257295" table:style-name="ce19">
            <text:p>257,295</text:p>
          </table:table-cell>
          <table:table-cell office:value-type="float" office:value="133963" table:style-name="ce19">
            <text:p>133,963</text:p>
          </table:table-cell>
          <table:table-cell office:value-type="float" office:value="123332" table:style-name="ce19">
            <text:p>123,332</text:p>
          </table:table-cell>
          <table:table-cell office:value-type="float" office:value="11.96" table:style-name="ce20">
            <text:p>11.96</text:p>
          </table:table-cell>
          <table:table-cell office:value-type="float" office:value="280055" table:style-name="ce19">
            <text:p>280,055</text:p>
          </table:table-cell>
          <table:table-cell office:value-type="float" office:value="145951" table:style-name="ce19">
            <text:p>145,951</text:p>
          </table:table-cell>
          <table:table-cell office:value-type="float" office:value="134104" table:style-name="ce19">
            <text:p>134,104</text:p>
          </table:table-cell>
          <table:table-cell office:value-type="float" office:value="13.02" table:style-name="ce20">
            <text:p>13.02</text:p>
          </table:table-cell>
          <table:table-cell office:value-type="float" office:value="158208" table:style-name="ce19">
            <text:p>158,208</text:p>
          </table:table-cell>
          <table:table-cell office:value-type="float" office:value="82749" table:style-name="ce19">
            <text:p>82,749</text:p>
          </table:table-cell>
          <table:table-cell office:value-type="float" office:value="75459" table:style-name="ce19">
            <text:p>75,459</text:p>
          </table:table-cell>
          <table:table-cell office:value-type="float" office:value="7.36" table:style-name="ce20">
            <text:p>7.36</text:p>
          </table:table-cell>
          <table:table-cell office:value-type="float" office:value="1677001" table:style-name="ce19">
            <text:p>1,677,001</text:p>
          </table:table-cell>
          <table:table-cell office:value-type="float" office:value="825896" table:style-name="ce19">
            <text:p>825,896</text:p>
          </table:table-cell>
          <table:table-cell office:value-type="float" office:value="851105" table:style-name="ce19">
            <text:p>851,105</text:p>
          </table:table-cell>
          <table:table-cell office:value-type="float" office:value="77.98" table:style-name="ce20">
            <text:p>77.98</text:p>
          </table:table-cell>
          <table:table-cell office:value-type="float" office:value="221244" table:style-name="ce19">
            <text:p>221,244</text:p>
          </table:table-cell>
          <table:table-cell office:value-type="float" office:value="104101" table:style-name="ce19">
            <text:p>104,101</text:p>
          </table:table-cell>
          <table:table-cell office:value-type="float" office:value="117143" table:style-name="ce19">
            <text:p>117,143</text:p>
          </table:table-cell>
          <table:table-cell office:value-type="float" office:value="10.29" table:style-name="ce18">
            <text:p>10.29</text:p>
          </table:table-cell>
          <table:table-cell table:number-columns-repeated="16352"/>
        </table:table-row>
        <table:table-row table:style-name="ro6">
          <table:table-cell office:value-type="string" table:style-name="ce17">
            <text:p>臺中市</text:p>
          </table:table-cell>
          <table:table-cell office:value-type="float" office:value="2769005" table:style-name="ce19">
            <text:p>2,769,005</text:p>
          </table:table-cell>
          <table:table-cell office:value-type="float" office:value="1367013" table:style-name="ce19">
            <text:p>1,367,013</text:p>
          </table:table-cell>
          <table:table-cell office:value-type="float" office:value="1401992" table:style-name="ce19">
            <text:p>1,401,992</text:p>
          </table:table-cell>
          <table:table-cell office:value-type="float" office:value="139932" table:style-name="ce19">
            <text:p>139,932</text:p>
          </table:table-cell>
          <table:table-cell office:value-type="float" office:value="72546" table:style-name="ce19">
            <text:p>72,546</text:p>
          </table:table-cell>
          <table:table-cell office:value-type="float" office:value="67386" table:style-name="ce19">
            <text:p>67,386</text:p>
          </table:table-cell>
          <table:table-cell office:value-type="float" office:value="5.05" table:style-name="ce20">
            <text:p>5.05</text:p>
          </table:table-cell>
          <table:table-cell office:value-type="float" office:value="189592" table:style-name="ce19">
            <text:p>189,592</text:p>
          </table:table-cell>
          <table:table-cell office:value-type="float" office:value="98372" table:style-name="ce19">
            <text:p>98,372</text:p>
          </table:table-cell>
          <table:table-cell office:value-type="float" office:value="91220" table:style-name="ce19">
            <text:p>91,220</text:p>
          </table:table-cell>
          <table:table-cell office:value-type="float" office:value="6.85" table:style-name="ce20">
            <text:p>6.85</text:p>
          </table:table-cell>
          <table:table-cell office:value-type="float" office:value="320657" table:style-name="ce19">
            <text:p>320,657</text:p>
          </table:table-cell>
          <table:table-cell office:value-type="float" office:value="166525" table:style-name="ce19">
            <text:p>166,525</text:p>
          </table:table-cell>
          <table:table-cell office:value-type="float" office:value="154132" table:style-name="ce19">
            <text:p>154,132</text:p>
          </table:table-cell>
          <table:table-cell office:value-type="float" office:value="11.58" table:style-name="ce20">
            <text:p>11.58</text:p>
          </table:table-cell>
          <table:table-cell office:value-type="float" office:value="348840" table:style-name="ce19">
            <text:p>348,840</text:p>
          </table:table-cell>
          <table:table-cell office:value-type="float" office:value="181109" table:style-name="ce19">
            <text:p>181,109</text:p>
          </table:table-cell>
          <table:table-cell office:value-type="float" office:value="167731" table:style-name="ce19">
            <text:p>167,731</text:p>
          </table:table-cell>
          <table:table-cell office:value-type="float" office:value="12.6" table:style-name="ce20">
            <text:p>12.60</text:p>
          </table:table-cell>
          <table:table-cell office:value-type="float" office:value="197048" table:style-name="ce19">
            <text:p>197,048</text:p>
          </table:table-cell>
          <table:table-cell office:value-type="float" office:value="102277" table:style-name="ce19">
            <text:p>102,277</text:p>
          </table:table-cell>
          <table:table-cell office:value-type="float" office:value="94771" table:style-name="ce19">
            <text:p>94,771</text:p>
          </table:table-cell>
          <table:table-cell office:value-type="float" office:value="7.12" table:style-name="ce20">
            <text:p>7.12</text:p>
          </table:table-cell>
          <table:table-cell office:value-type="float" office:value="2176859" table:style-name="ce19">
            <text:p>2,176,859</text:p>
          </table:table-cell>
          <table:table-cell office:value-type="float" office:value="1059308" table:style-name="ce19">
            <text:p>1,059,308</text:p>
          </table:table-cell>
          <table:table-cell office:value-type="float" office:value="1117551" table:style-name="ce19">
            <text:p>1,117,551</text:p>
          </table:table-cell>
          <table:table-cell office:value-type="float" office:value="78.62" table:style-name="ce20">
            <text:p>78.62</text:p>
          </table:table-cell>
          <table:table-cell office:value-type="float" office:value="303995" table:style-name="ce19">
            <text:p>303,995</text:p>
          </table:table-cell>
          <table:table-cell office:value-type="float" office:value="140643" table:style-name="ce19">
            <text:p>140,643</text:p>
          </table:table-cell>
          <table:table-cell office:value-type="float" office:value="163352" table:style-name="ce19">
            <text:p>163,352</text:p>
          </table:table-cell>
          <table:table-cell office:value-type="float" office:value="10.98" table:style-name="ce18">
            <text:p>10.98</text:p>
          </table:table-cell>
          <table:table-cell table:number-columns-repeated="16352"/>
        </table:table-row>
        <table:table-row table:style-name="ro6">
          <table:table-cell office:value-type="string" table:style-name="ce17">
            <text:p>臺南市</text:p>
          </table:table-cell>
          <table:table-cell office:value-type="float" office:value="1886075" table:style-name="ce19">
            <text:p>1,886,075</text:p>
          </table:table-cell>
          <table:table-cell office:value-type="float" office:value="942956" table:style-name="ce19">
            <text:p>942,956</text:p>
          </table:table-cell>
          <table:table-cell office:value-type="float" office:value="943119" table:style-name="ce19">
            <text:p>943,119</text:p>
          </table:table-cell>
          <table:table-cell office:value-type="float" office:value="79255" table:style-name="ce19">
            <text:p>79,255</text:p>
          </table:table-cell>
          <table:table-cell office:value-type="float" office:value="40994" table:style-name="ce19">
            <text:p>40,994</text:p>
          </table:table-cell>
          <table:table-cell office:value-type="float" office:value="38261" table:style-name="ce19">
            <text:p>38,261</text:p>
          </table:table-cell>
          <table:table-cell office:value-type="float" office:value="4.2" table:style-name="ce20">
            <text:p>4.20</text:p>
          </table:table-cell>
          <table:table-cell office:value-type="float" office:value="107094" table:style-name="ce19">
            <text:p>107,094</text:p>
          </table:table-cell>
          <table:table-cell office:value-type="float" office:value="55630" table:style-name="ce19">
            <text:p>55,630</text:p>
          </table:table-cell>
          <table:table-cell office:value-type="float" office:value="51464" table:style-name="ce19">
            <text:p>51,464</text:p>
          </table:table-cell>
          <table:table-cell office:value-type="float" office:value="5.68" table:style-name="ce20">
            <text:p>5.68</text:p>
          </table:table-cell>
          <table:table-cell office:value-type="float" office:value="184332" table:style-name="ce19">
            <text:p>184,332</text:p>
          </table:table-cell>
          <table:table-cell office:value-type="float" office:value="95778" table:style-name="ce19">
            <text:p>95,778</text:p>
          </table:table-cell>
          <table:table-cell office:value-type="float" office:value="88554" table:style-name="ce19">
            <text:p>88,554</text:p>
          </table:table-cell>
          <table:table-cell office:value-type="float" office:value="9.77" table:style-name="ce20">
            <text:p>9.77</text:p>
          </table:table-cell>
          <table:table-cell office:value-type="float" office:value="200689" table:style-name="ce19">
            <text:p>200,689</text:p>
          </table:table-cell>
          <table:table-cell office:value-type="float" office:value="104277" table:style-name="ce19">
            <text:p>104,277</text:p>
          </table:table-cell>
          <table:table-cell office:value-type="float" office:value="96412" table:style-name="ce19">
            <text:p>96,412</text:p>
          </table:table-cell>
          <table:table-cell office:value-type="float" office:value="10.64" table:style-name="ce20">
            <text:p>10.64</text:p>
          </table:table-cell>
          <table:table-cell office:value-type="float" office:value="116379" table:style-name="ce19">
            <text:p>116,379</text:p>
          </table:table-cell>
          <table:table-cell office:value-type="float" office:value="60667" table:style-name="ce19">
            <text:p>60,667</text:p>
          </table:table-cell>
          <table:table-cell office:value-type="float" office:value="55712" table:style-name="ce19">
            <text:p>55,712</text:p>
          </table:table-cell>
          <table:table-cell office:value-type="float" office:value="6.17" table:style-name="ce20">
            <text:p>6.17</text:p>
          </table:table-cell>
          <table:table-cell office:value-type="float" office:value="1540548" table:style-name="ce19">
            <text:p>1,540,548</text:p>
          </table:table-cell>
          <table:table-cell office:value-type="float" office:value="762928" table:style-name="ce19">
            <text:p>762,928</text:p>
          </table:table-cell>
          <table:table-cell office:value-type="float" office:value="777620" table:style-name="ce19">
            <text:p>777,620</text:p>
          </table:table-cell>
          <table:table-cell office:value-type="float" office:value="81.680000000000007" table:style-name="ce20">
            <text:p>81.68</text:p>
          </table:table-cell>
          <table:table-cell office:value-type="float" office:value="261204" table:style-name="ce19">
            <text:p>261,204</text:p>
          </table:table-cell>
          <table:table-cell office:value-type="float" office:value="119745" table:style-name="ce19">
            <text:p>119,745</text:p>
          </table:table-cell>
          <table:table-cell office:value-type="float" office:value="141459" table:style-name="ce19">
            <text:p>141,459</text:p>
          </table:table-cell>
          <table:table-cell office:value-type="float" office:value="13.85" table:style-name="ce18">
            <text:p>13.85</text:p>
          </table:table-cell>
          <table:table-cell table:number-columns-repeated="16352"/>
        </table:table-row>
        <table:table-row table:style-name="ro6">
          <table:table-cell office:value-type="string" table:style-name="ce17">
            <text:p>高雄市</text:p>
          </table:table-cell>
          <table:table-cell office:value-type="float" office:value="2779332" table:style-name="ce19">
            <text:p>2,779,332</text:p>
          </table:table-cell>
          <table:table-cell office:value-type="float" office:value="1378847" table:style-name="ce19">
            <text:p>1,378,847</text:p>
          </table:table-cell>
          <table:table-cell office:value-type="float" office:value="1400485" table:style-name="ce19">
            <text:p>1,400,485</text:p>
          </table:table-cell>
          <table:table-cell office:value-type="float" office:value="113204" table:style-name="ce19">
            <text:p>113,204</text:p>
          </table:table-cell>
          <table:table-cell office:value-type="float" office:value="58548" table:style-name="ce19">
            <text:p>58,548</text:p>
          </table:table-cell>
          <table:table-cell office:value-type="float" office:value="54656" table:style-name="ce19">
            <text:p>54,656</text:p>
          </table:table-cell>
          <table:table-cell office:value-type="float" office:value="4.07" table:style-name="ce20">
            <text:p>4.07</text:p>
          </table:table-cell>
          <table:table-cell office:value-type="float" office:value="153475" table:style-name="ce19">
            <text:p>153,475</text:p>
          </table:table-cell>
          <table:table-cell office:value-type="float" office:value="79418" table:style-name="ce19">
            <text:p>79,418</text:p>
          </table:table-cell>
          <table:table-cell office:value-type="float" office:value="74057" table:style-name="ce19">
            <text:p>74,057</text:p>
          </table:table-cell>
          <table:table-cell office:value-type="float" office:value="5.52" table:style-name="ce20">
            <text:p>5.52</text:p>
          </table:table-cell>
          <table:table-cell office:value-type="float" office:value="265979" table:style-name="ce19">
            <text:p>265,979</text:p>
          </table:table-cell>
          <table:table-cell office:value-type="float" office:value="137884" table:style-name="ce19">
            <text:p>137,884</text:p>
          </table:table-cell>
          <table:table-cell office:value-type="float" office:value="128095" table:style-name="ce19">
            <text:p>128,095</text:p>
          </table:table-cell>
          <table:table-cell office:value-type="float" office:value="9.57" table:style-name="ce20">
            <text:p>9.57</text:p>
          </table:table-cell>
          <table:table-cell office:value-type="float" office:value="289902" table:style-name="ce19">
            <text:p>289,902</text:p>
          </table:table-cell>
          <table:table-cell office:value-type="float" office:value="150429" table:style-name="ce19">
            <text:p>150,429</text:p>
          </table:table-cell>
          <table:table-cell office:value-type="float" office:value="139473" table:style-name="ce19">
            <text:p>139,473</text:p>
          </table:table-cell>
          <table:table-cell office:value-type="float" office:value="10.43" table:style-name="ce20">
            <text:p>10.43</text:p>
          </table:table-cell>
          <table:table-cell office:value-type="float" office:value="174072" table:style-name="ce19">
            <text:p>174,072</text:p>
          </table:table-cell>
          <table:table-cell office:value-type="float" office:value="90538" table:style-name="ce19">
            <text:p>90,538</text:p>
          </table:table-cell>
          <table:table-cell office:value-type="float" office:value="83534" table:style-name="ce19">
            <text:p>83,534</text:p>
          </table:table-cell>
          <table:table-cell office:value-type="float" office:value="6.26" table:style-name="ce20">
            <text:p>6.26</text:p>
          </table:table-cell>
          <table:table-cell office:value-type="float" office:value="2272416" table:style-name="ce19">
            <text:p>2,272,416</text:p>
          </table:table-cell>
          <table:table-cell office:value-type="float" office:value="1115892" table:style-name="ce19">
            <text:p>1,115,892</text:p>
          </table:table-cell>
          <table:table-cell office:value-type="float" office:value="1156524" table:style-name="ce19">
            <text:p>1,156,524</text:p>
          </table:table-cell>
          <table:table-cell office:value-type="float" office:value="81.760000000000005" table:style-name="ce20">
            <text:p>81.76</text:p>
          </table:table-cell>
          <table:table-cell office:value-type="float" office:value="376102" table:style-name="ce19">
            <text:p>376,102</text:p>
          </table:table-cell>
          <table:table-cell office:value-type="float" office:value="174204" table:style-name="ce19">
            <text:p>174,204</text:p>
          </table:table-cell>
          <table:table-cell office:value-type="float" office:value="201898" table:style-name="ce19">
            <text:p>201,898</text:p>
          </table:table-cell>
          <table:table-cell office:value-type="float" office:value="13.53" table:style-name="ce18">
            <text:p>13.53</text:p>
          </table:table-cell>
          <table:table-cell table:number-columns-repeated="16352"/>
        </table:table-row>
        <table:table-row table:style-name="ro7">
          <table:table-cell office:value-type="string" table:style-name="ce17">
            <text:p>臺灣省</text:p>
          </table:table-cell>
          <table:table-cell office:value-type="float" office:value="7135043" table:style-name="ce19">
            <text:p>7,135,043</text:p>
          </table:table-cell>
          <table:table-cell office:value-type="float" office:value="3641397" table:style-name="ce19">
            <text:p>3,641,397</text:p>
          </table:table-cell>
          <table:table-cell office:value-type="float" office:value="3493646" table:style-name="ce19">
            <text:p>3,493,646</text:p>
          </table:table-cell>
          <table:table-cell office:value-type="float" office:value="291258" table:style-name="ce19">
            <text:p>291,258</text:p>
          </table:table-cell>
          <table:table-cell office:value-type="float" office:value="151187" table:style-name="ce19">
            <text:p>151,187</text:p>
          </table:table-cell>
          <table:table-cell office:value-type="float" office:value="140071" table:style-name="ce19">
            <text:p>140,071</text:p>
          </table:table-cell>
          <table:table-cell office:value-type="float" office:value="4.08" table:style-name="ce20">
            <text:p>4.08</text:p>
          </table:table-cell>
          <table:table-cell office:value-type="float" office:value="398091" table:style-name="ce19">
            <text:p>398,091</text:p>
          </table:table-cell>
          <table:table-cell office:value-type="float" office:value="206853" table:style-name="ce19">
            <text:p>206,853</text:p>
          </table:table-cell>
          <table:table-cell office:value-type="float" office:value="191238" table:style-name="ce19">
            <text:p>191,238</text:p>
          </table:table-cell>
          <table:table-cell office:value-type="float" office:value="5.58" table:style-name="ce20">
            <text:p>5.58</text:p>
          </table:table-cell>
          <table:table-cell office:value-type="float" office:value="704528" table:style-name="ce19">
            <text:p>704,528</text:p>
          </table:table-cell>
          <table:table-cell office:value-type="float" office:value="367439" table:style-name="ce19">
            <text:p>367,439</text:p>
          </table:table-cell>
          <table:table-cell office:value-type="float" office:value="337089" table:style-name="ce19">
            <text:p>337,089</text:p>
          </table:table-cell>
          <table:table-cell office:value-type="float" office:value="9.8699999999999992" table:style-name="ce20">
            <text:p>9.87</text:p>
          </table:table-cell>
          <table:table-cell office:value-type="float" office:value="773474" table:style-name="ce19">
            <text:p>773,474</text:p>
          </table:table-cell>
          <table:table-cell office:value-type="float" office:value="403639" table:style-name="ce19">
            <text:p>403,639</text:p>
          </table:table-cell>
          <table:table-cell office:value-type="float" office:value="369835" table:style-name="ce19">
            <text:p>369,835</text:p>
          </table:table-cell>
          <table:table-cell office:value-type="float" office:value="10.84" table:style-name="ce20">
            <text:p>10.84</text:p>
          </table:table-cell>
          <table:table-cell office:value-type="float" office:value="480855" table:style-name="ce19">
            <text:p>480,855</text:p>
          </table:table-cell>
          <table:table-cell office:value-type="float" office:value="252450" table:style-name="ce19">
            <text:p>252,450</text:p>
          </table:table-cell>
          <table:table-cell office:value-type="float" office:value="228405" table:style-name="ce19">
            <text:p>228,405</text:p>
          </table:table-cell>
          <table:table-cell office:value-type="float" office:value="6.74" table:style-name="ce20">
            <text:p>6.74</text:p>
          </table:table-cell>
          <table:table-cell office:value-type="float" office:value="5765105" table:style-name="ce19">
            <text:p>5,765,105</text:p>
          </table:table-cell>
          <table:table-cell office:value-type="float" office:value="2925244" table:style-name="ce19">
            <text:p>2,925,244</text:p>
          </table:table-cell>
          <table:table-cell office:value-type="float" office:value="2839861" table:style-name="ce19">
            <text:p>2,839,861</text:p>
          </table:table-cell>
          <table:table-cell office:value-type="float" office:value="80.8" table:style-name="ce20">
            <text:p>80.80</text:p>
          </table:table-cell>
          <table:table-cell office:value-type="float" office:value="1054029" table:style-name="ce19">
            <text:p>1,054,029</text:p>
          </table:table-cell>
          <table:table-cell office:value-type="float" office:value="487802" table:style-name="ce19">
            <text:p>487,802</text:p>
          </table:table-cell>
          <table:table-cell office:value-type="float" office:value="566227" table:style-name="ce19">
            <text:p>566,227</text:p>
          </table:table-cell>
          <table:table-cell office:value-type="float" office:value="14.77" table:style-name="ce18">
            <text:p>14.77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宜蘭縣</text:p>
          </table:table-cell>
          <table:table-cell office:value-type="float" office:value="457349" table:style-name="ce14">
            <text:p>457,349</text:p>
          </table:table-cell>
          <table:table-cell office:value-type="float" office:value="231604" table:style-name="ce14">
            <text:p>231,604</text:p>
          </table:table-cell>
          <table:table-cell office:value-type="float" office:value="225745" table:style-name="ce14">
            <text:p>225,745</text:p>
          </table:table-cell>
          <table:table-cell office:value-type="float" office:value="17602" table:style-name="ce14">
            <text:p>17,602</text:p>
          </table:table-cell>
          <table:table-cell office:value-type="float" office:value="9250" table:style-name="ce14">
            <text:p>9,250</text:p>
          </table:table-cell>
          <table:table-cell office:value-type="float" office:value="8352" table:style-name="ce14">
            <text:p>8,352</text:p>
          </table:table-cell>
          <table:table-cell office:value-type="float" office:value="3.85" table:style-name="ce15">
            <text:p>3.85</text:p>
          </table:table-cell>
          <table:table-cell office:value-type="float" office:value="24325" table:style-name="ce14">
            <text:p>24,325</text:p>
          </table:table-cell>
          <table:table-cell office:value-type="float" office:value="12701" table:style-name="ce14">
            <text:p>12,701</text:p>
          </table:table-cell>
          <table:table-cell office:value-type="float" office:value="11624" table:style-name="ce14">
            <text:p>11,624</text:p>
          </table:table-cell>
          <table:table-cell office:value-type="float" office:value="5.32" table:style-name="ce15">
            <text:p>5.32</text:p>
          </table:table-cell>
          <table:table-cell office:value-type="float" office:value="43146" table:style-name="ce14">
            <text:p>43,146</text:p>
          </table:table-cell>
          <table:table-cell office:value-type="float" office:value="22470" table:style-name="ce14">
            <text:p>22,470</text:p>
          </table:table-cell>
          <table:table-cell office:value-type="float" office:value="20676" table:style-name="ce14">
            <text:p>20,676</text:p>
          </table:table-cell>
          <table:table-cell office:value-type="float" office:value="9.43" table:style-name="ce15">
            <text:p>9.43</text:p>
          </table:table-cell>
          <table:table-cell office:value-type="float" office:value="47482" table:style-name="ce14">
            <text:p>47,482</text:p>
          </table:table-cell>
          <table:table-cell office:value-type="float" office:value="24704" table:style-name="ce14">
            <text:p>24,704</text:p>
          </table:table-cell>
          <table:table-cell office:value-type="float" office:value="22778" table:style-name="ce14">
            <text:p>22,778</text:p>
          </table:table-cell>
          <table:table-cell office:value-type="float" office:value="10.38" table:style-name="ce15">
            <text:p>10.38</text:p>
          </table:table-cell>
          <table:table-cell office:value-type="float" office:value="29942" table:style-name="ce14">
            <text:p>29,942</text:p>
          </table:table-cell>
          <table:table-cell office:value-type="float" office:value="15632" table:style-name="ce14">
            <text:p>15,632</text:p>
          </table:table-cell>
          <table:table-cell office:value-type="float" office:value="14310" table:style-name="ce14">
            <text:p>14,310</text:p>
          </table:table-cell>
          <table:table-cell office:value-type="float" office:value="6.55" table:style-name="ce15">
            <text:p>6.55</text:p>
          </table:table-cell>
          <table:table-cell office:value-type="float" office:value="372121" table:style-name="ce14">
            <text:p>372,121</text:p>
          </table:table-cell>
          <table:table-cell office:value-type="float" office:value="187204" table:style-name="ce14">
            <text:p>187,204</text:p>
          </table:table-cell>
          <table:table-cell office:value-type="float" office:value="184917" table:style-name="ce14">
            <text:p>184,917</text:p>
          </table:table-cell>
          <table:table-cell office:value-type="float" office:value="81.36" table:style-name="ce15">
            <text:p>81.36</text:p>
          </table:table-cell>
          <table:table-cell office:value-type="float" office:value="68085" table:style-name="ce14">
            <text:p>68,085</text:p>
          </table:table-cell>
          <table:table-cell office:value-type="float" office:value="31699" table:style-name="ce14">
            <text:p>31,699</text:p>
          </table:table-cell>
          <table:table-cell office:value-type="float" office:value="36386" table:style-name="ce14">
            <text:p>36,386</text:p>
          </table:table-cell>
          <table:table-cell office:value-type="float" office:value="14.89" table:style-name="ce13">
            <text:p>14.8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新竹縣</text:p>
          </table:table-cell>
          <table:table-cell office:value-type="float" office:value="547794" table:style-name="ce14">
            <text:p>547,794</text:p>
          </table:table-cell>
          <table:table-cell office:value-type="float" office:value="280195" table:style-name="ce14">
            <text:p>280,195</text:p>
          </table:table-cell>
          <table:table-cell office:value-type="float" office:value="267599" table:style-name="ce14">
            <text:p>267,599</text:p>
          </table:table-cell>
          <table:table-cell office:value-type="float" office:value="30358" table:style-name="ce14">
            <text:p>30,358</text:p>
          </table:table-cell>
          <table:table-cell office:value-type="float" office:value="15685" table:style-name="ce14">
            <text:p>15,685</text:p>
          </table:table-cell>
          <table:table-cell office:value-type="float" office:value="14673" table:style-name="ce14">
            <text:p>14,673</text:p>
          </table:table-cell>
          <table:table-cell office:value-type="float" office:value="5.54" table:style-name="ce15">
            <text:p>5.54</text:p>
          </table:table-cell>
          <table:table-cell office:value-type="float" office:value="42085" table:style-name="ce14">
            <text:p>42,085</text:p>
          </table:table-cell>
          <table:table-cell office:value-type="float" office:value="21797" table:style-name="ce14">
            <text:p>21,797</text:p>
          </table:table-cell>
          <table:table-cell office:value-type="float" office:value="20288" table:style-name="ce14">
            <text:p>20,288</text:p>
          </table:table-cell>
          <table:table-cell office:value-type="float" office:value="7.68" table:style-name="ce15">
            <text:p>7.68</text:p>
          </table:table-cell>
          <table:table-cell office:value-type="float" office:value="72813" table:style-name="ce14">
            <text:p>72,813</text:p>
          </table:table-cell>
          <table:table-cell office:value-type="float" office:value="37967" table:style-name="ce14">
            <text:p>37,967</text:p>
          </table:table-cell>
          <table:table-cell office:value-type="float" office:value="34846" table:style-name="ce14">
            <text:p>34,846</text:p>
          </table:table-cell>
          <table:table-cell office:value-type="float" office:value="13.29" table:style-name="ce15">
            <text:p>13.29</text:p>
          </table:table-cell>
          <table:table-cell office:value-type="float" office:value="78881" table:style-name="ce14">
            <text:p>78,881</text:p>
          </table:table-cell>
          <table:table-cell office:value-type="float" office:value="41154" table:style-name="ce14">
            <text:p>41,154</text:p>
          </table:table-cell>
          <table:table-cell office:value-type="float" office:value="37727" table:style-name="ce14">
            <text:p>37,727</text:p>
          </table:table-cell>
          <table:table-cell office:value-type="float" office:value="14.4" table:style-name="ce15">
            <text:p>14.40</text:p>
          </table:table-cell>
          <table:table-cell office:value-type="float" office:value="40345" table:style-name="ce14">
            <text:p>40,345</text:p>
          </table:table-cell>
          <table:table-cell office:value-type="float" office:value="21192" table:style-name="ce14">
            <text:p>21,192</text:p>
          </table:table-cell>
          <table:table-cell office:value-type="float" office:value="19153" table:style-name="ce14">
            <text:p>19,153</text:p>
          </table:table-cell>
          <table:table-cell office:value-type="float" office:value="7.36" table:style-name="ce15">
            <text:p>7.36</text:p>
          </table:table-cell>
          <table:table-cell office:value-type="float" office:value="420240" table:style-name="ce14">
            <text:p>420,240</text:p>
          </table:table-cell>
          <table:table-cell office:value-type="float" office:value="213465" table:style-name="ce14">
            <text:p>213,465</text:p>
          </table:table-cell>
          <table:table-cell office:value-type="float" office:value="206775" table:style-name="ce14">
            <text:p>206,775</text:p>
          </table:table-cell>
          <table:table-cell office:value-type="float" office:value="76.709999999999994" table:style-name="ce15">
            <text:p>76.71</text:p>
          </table:table-cell>
          <table:table-cell office:value-type="float" office:value="64360" table:style-name="ce14">
            <text:p>64,360</text:p>
          </table:table-cell>
          <table:table-cell office:value-type="float" office:value="30926" table:style-name="ce14">
            <text:p>30,926</text:p>
          </table:table-cell>
          <table:table-cell office:value-type="float" office:value="33434" table:style-name="ce14">
            <text:p>33,434</text:p>
          </table:table-cell>
          <table:table-cell office:value-type="float" office:value="11.75" table:style-name="ce13">
            <text:p>11.75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苗栗縣</text:p>
          </table:table-cell>
          <table:table-cell office:value-type="float" office:value="558779" table:style-name="ce14">
            <text:p>558,779</text:p>
          </table:table-cell>
          <table:table-cell office:value-type="float" office:value="288249" table:style-name="ce14">
            <text:p>288,249</text:p>
          </table:table-cell>
          <table:table-cell office:value-type="float" office:value="270530" table:style-name="ce14">
            <text:p>270,530</text:p>
          </table:table-cell>
          <table:table-cell office:value-type="float" office:value="25708" table:style-name="ce14">
            <text:p>25,708</text:p>
          </table:table-cell>
          <table:table-cell office:value-type="float" office:value="13261" table:style-name="ce14">
            <text:p>13,261</text:p>
          </table:table-cell>
          <table:table-cell office:value-type="float" office:value="12447" table:style-name="ce14">
            <text:p>12,447</text:p>
          </table:table-cell>
          <table:table-cell office:value-type="float" office:value="4.5999999999999996" table:style-name="ce15">
            <text:p>4.60</text:p>
          </table:table-cell>
          <table:table-cell office:value-type="float" office:value="34393" table:style-name="ce14">
            <text:p>34,393</text:p>
          </table:table-cell>
          <table:table-cell office:value-type="float" office:value="17808" table:style-name="ce14">
            <text:p>17,808</text:p>
          </table:table-cell>
          <table:table-cell office:value-type="float" office:value="16585" table:style-name="ce14">
            <text:p>16,585</text:p>
          </table:table-cell>
          <table:table-cell office:value-type="float" office:value="6.16" table:style-name="ce15">
            <text:p>6.16</text:p>
          </table:table-cell>
          <table:table-cell office:value-type="float" office:value="58799" table:style-name="ce14">
            <text:p>58,799</text:p>
          </table:table-cell>
          <table:table-cell office:value-type="float" office:value="30633" table:style-name="ce14">
            <text:p>30,633</text:p>
          </table:table-cell>
          <table:table-cell office:value-type="float" office:value="28166" table:style-name="ce14">
            <text:p>28,166</text:p>
          </table:table-cell>
          <table:table-cell office:value-type="float" office:value="10.52" table:style-name="ce15">
            <text:p>10.52</text:p>
          </table:table-cell>
          <table:table-cell office:value-type="float" office:value="64241" table:style-name="ce14">
            <text:p>64,241</text:p>
          </table:table-cell>
          <table:table-cell office:value-type="float" office:value="33524" table:style-name="ce14">
            <text:p>33,524</text:p>
          </table:table-cell>
          <table:table-cell office:value-type="float" office:value="30717" table:style-name="ce14">
            <text:p>30,717</text:p>
          </table:table-cell>
          <table:table-cell office:value-type="float" office:value="11.5" table:style-name="ce15">
            <text:p>11.50</text:p>
          </table:table-cell>
          <table:table-cell office:value-type="float" office:value="37281" table:style-name="ce14">
            <text:p>37,281</text:p>
          </table:table-cell>
          <table:table-cell office:value-type="float" office:value="19776" table:style-name="ce14">
            <text:p>19,776</text:p>
          </table:table-cell>
          <table:table-cell office:value-type="float" office:value="17505" table:style-name="ce14">
            <text:p>17,505</text:p>
          </table:table-cell>
          <table:table-cell office:value-type="float" office:value="6.67" table:style-name="ce15">
            <text:p>6.67</text:p>
          </table:table-cell>
          <table:table-cell office:value-type="float" office:value="448965" table:style-name="ce14">
            <text:p>448,965</text:p>
          </table:table-cell>
          <table:table-cell office:value-type="float" office:value="230598" table:style-name="ce14">
            <text:p>230,598</text:p>
          </table:table-cell>
          <table:table-cell office:value-type="float" office:value="218367" table:style-name="ce14">
            <text:p>218,367</text:p>
          </table:table-cell>
          <table:table-cell office:value-type="float" office:value="80.349999999999994" table:style-name="ce15">
            <text:p>80.35</text:p>
          </table:table-cell>
          <table:table-cell office:value-type="float" office:value="83118" table:style-name="ce14">
            <text:p>83,118</text:p>
          </table:table-cell>
          <table:table-cell office:value-type="float" office:value="39544" table:style-name="ce14">
            <text:p>39,544</text:p>
          </table:table-cell>
          <table:table-cell office:value-type="float" office:value="43574" table:style-name="ce14">
            <text:p>43,574</text:p>
          </table:table-cell>
          <table:table-cell office:value-type="float" office:value="14.87" table:style-name="ce13">
            <text:p>14.87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彰化縣</text:p>
          </table:table-cell>
          <table:table-cell office:value-type="float" office:value="1286842" table:style-name="ce14">
            <text:p>1,286,842</text:p>
          </table:table-cell>
          <table:table-cell office:value-type="float" office:value="656523" table:style-name="ce14">
            <text:p>656,523</text:p>
          </table:table-cell>
          <table:table-cell office:value-type="float" office:value="630319" table:style-name="ce14">
            <text:p>630,319</text:p>
          </table:table-cell>
          <table:table-cell office:value-type="float" office:value="58510" table:style-name="ce14">
            <text:p>58,510</text:p>
          </table:table-cell>
          <table:table-cell office:value-type="float" office:value="30493" table:style-name="ce14">
            <text:p>30,493</text:p>
          </table:table-cell>
          <table:table-cell office:value-type="float" office:value="28017" table:style-name="ce14">
            <text:p>28,017</text:p>
          </table:table-cell>
          <table:table-cell office:value-type="float" office:value="4.55" table:style-name="ce15">
            <text:p>4.55</text:p>
          </table:table-cell>
          <table:table-cell office:value-type="float" office:value="77871" table:style-name="ce14">
            <text:p>77,871</text:p>
          </table:table-cell>
          <table:table-cell office:value-type="float" office:value="40511" table:style-name="ce14">
            <text:p>40,511</text:p>
          </table:table-cell>
          <table:table-cell office:value-type="float" office:value="37360" table:style-name="ce14">
            <text:p>37,360</text:p>
          </table:table-cell>
          <table:table-cell office:value-type="float" office:value="6.05" table:style-name="ce15">
            <text:p>6.05</text:p>
          </table:table-cell>
          <table:table-cell office:value-type="float" office:value="134086" table:style-name="ce14">
            <text:p>134,086</text:p>
          </table:table-cell>
          <table:table-cell office:value-type="float" office:value="70057" table:style-name="ce14">
            <text:p>70,057</text:p>
          </table:table-cell>
          <table:table-cell office:value-type="float" office:value="64029" table:style-name="ce14">
            <text:p>64,029</text:p>
          </table:table-cell>
          <table:table-cell office:value-type="float" office:value="10.42" table:style-name="ce15">
            <text:p>10.42</text:p>
          </table:table-cell>
          <table:table-cell office:value-type="float" office:value="147050" table:style-name="ce14">
            <text:p>147,050</text:p>
          </table:table-cell>
          <table:table-cell office:value-type="float" office:value="76881" table:style-name="ce14">
            <text:p>76,881</text:p>
          </table:table-cell>
          <table:table-cell office:value-type="float" office:value="70169" table:style-name="ce14">
            <text:p>70,169</text:p>
          </table:table-cell>
          <table:table-cell office:value-type="float" office:value="11.43" table:style-name="ce15">
            <text:p>11.43</text:p>
          </table:table-cell>
          <table:table-cell office:value-type="float" office:value="89610" table:style-name="ce14">
            <text:p>89,610</text:p>
          </table:table-cell>
          <table:table-cell office:value-type="float" office:value="47193" table:style-name="ce14">
            <text:p>47,193</text:p>
          </table:table-cell>
          <table:table-cell office:value-type="float" office:value="42417" table:style-name="ce14">
            <text:p>42,417</text:p>
          </table:table-cell>
          <table:table-cell office:value-type="float" office:value="6.96" table:style-name="ce15">
            <text:p>6.96</text:p>
          </table:table-cell>
          <table:table-cell office:value-type="float" office:value="1029260" table:style-name="ce14">
            <text:p>1,029,260</text:p>
          </table:table-cell>
          <table:table-cell office:value-type="float" office:value="521689" table:style-name="ce14">
            <text:p>521,689</text:p>
          </table:table-cell>
          <table:table-cell office:value-type="float" office:value="507571" table:style-name="ce14">
            <text:p>507,571</text:p>
          </table:table-cell>
          <table:table-cell office:value-type="float" office:value="79.98" table:style-name="ce15">
            <text:p>79.98</text:p>
          </table:table-cell>
          <table:table-cell office:value-type="float" office:value="183824" table:style-name="ce14">
            <text:p>183,824</text:p>
          </table:table-cell>
          <table:table-cell office:value-type="float" office:value="84556" table:style-name="ce14">
            <text:p>84,556</text:p>
          </table:table-cell>
          <table:table-cell office:value-type="float" office:value="99268" table:style-name="ce14">
            <text:p>99,268</text:p>
          </table:table-cell>
          <table:table-cell office:value-type="float" office:value="14.28" table:style-name="ce13">
            <text:p>14.28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南投縣</text:p>
          </table:table-cell>
          <table:table-cell office:value-type="float" office:value="504838" table:style-name="ce14">
            <text:p>504,838</text:p>
          </table:table-cell>
          <table:table-cell office:value-type="float" office:value="258774" table:style-name="ce14">
            <text:p>258,774</text:p>
          </table:table-cell>
          <table:table-cell office:value-type="float" office:value="246064" table:style-name="ce14">
            <text:p>246,064</text:p>
          </table:table-cell>
          <table:table-cell office:value-type="float" office:value="16951" table:style-name="ce14">
            <text:p>16,951</text:p>
          </table:table-cell>
          <table:table-cell office:value-type="float" office:value="8801" table:style-name="ce14">
            <text:p>8,801</text:p>
          </table:table-cell>
          <table:table-cell office:value-type="float" office:value="8150" table:style-name="ce14">
            <text:p>8,150</text:p>
          </table:table-cell>
          <table:table-cell office:value-type="float" office:value="3.36" table:style-name="ce15">
            <text:p>3.36</text:p>
          </table:table-cell>
          <table:table-cell office:value-type="float" office:value="23542" table:style-name="ce14">
            <text:p>23,542</text:p>
          </table:table-cell>
          <table:table-cell office:value-type="float" office:value="12209" table:style-name="ce14">
            <text:p>12,209</text:p>
          </table:table-cell>
          <table:table-cell office:value-type="float" office:value="11333" table:style-name="ce14">
            <text:p>11,333</text:p>
          </table:table-cell>
          <table:table-cell office:value-type="float" office:value="4.66" table:style-name="ce15">
            <text:p>4.66</text:p>
          </table:table-cell>
          <table:table-cell office:value-type="float" office:value="43238" table:style-name="ce14">
            <text:p>43,238</text:p>
          </table:table-cell>
          <table:table-cell office:value-type="float" office:value="22433" table:style-name="ce14">
            <text:p>22,433</text:p>
          </table:table-cell>
          <table:table-cell office:value-type="float" office:value="20805" table:style-name="ce14">
            <text:p>20,805</text:p>
          </table:table-cell>
          <table:table-cell office:value-type="float" office:value="8.56" table:style-name="ce15">
            <text:p>8.56</text:p>
          </table:table-cell>
          <table:table-cell office:value-type="float" office:value="47912" table:style-name="ce14">
            <text:p>47,912</text:p>
          </table:table-cell>
          <table:table-cell office:value-type="float" office:value="24833" table:style-name="ce14">
            <text:p>24,833</text:p>
          </table:table-cell>
          <table:table-cell office:value-type="float" office:value="23079" table:style-name="ce14">
            <text:p>23,079</text:p>
          </table:table-cell>
          <table:table-cell office:value-type="float" office:value="9.49" table:style-name="ce15">
            <text:p>9.49</text:p>
          </table:table-cell>
          <table:table-cell office:value-type="float" office:value="33227" table:style-name="ce14">
            <text:p>33,227</text:p>
          </table:table-cell>
          <table:table-cell office:value-type="float" office:value="17351" table:style-name="ce14">
            <text:p>17,351</text:p>
          </table:table-cell>
          <table:table-cell office:value-type="float" office:value="15876" table:style-name="ce14">
            <text:p>15,876</text:p>
          </table:table-cell>
          <table:table-cell office:value-type="float" office:value="6.58" table:style-name="ce15">
            <text:p>6.58</text:p>
          </table:table-cell>
          <table:table-cell office:value-type="float" office:value="415310" table:style-name="ce14">
            <text:p>415,310</text:p>
          </table:table-cell>
          <table:table-cell office:value-type="float" office:value="212276" table:style-name="ce14">
            <text:p>212,276</text:p>
          </table:table-cell>
          <table:table-cell office:value-type="float" office:value="203034" table:style-name="ce14">
            <text:p>203,034</text:p>
          </table:table-cell>
          <table:table-cell office:value-type="float" office:value="82.27" table:style-name="ce15">
            <text:p>82.27</text:p>
          </table:table-cell>
          <table:table-cell office:value-type="float" office:value="80479" table:style-name="ce14">
            <text:p>80,479</text:p>
          </table:table-cell>
          <table:table-cell office:value-type="float" office:value="37613" table:style-name="ce14">
            <text:p>37,613</text:p>
          </table:table-cell>
          <table:table-cell office:value-type="float" office:value="42866" table:style-name="ce14">
            <text:p>42,866</text:p>
          </table:table-cell>
          <table:table-cell office:value-type="float" office:value="15.94" table:style-name="ce13">
            <text:p>15.94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雲林縣</text:p>
          </table:table-cell>
          <table:table-cell office:value-type="float" office:value="694519" table:style-name="ce14">
            <text:p>694,519</text:p>
          </table:table-cell>
          <table:table-cell office:value-type="float" office:value="360733" table:style-name="ce14">
            <text:p>360,733</text:p>
          </table:table-cell>
          <table:table-cell office:value-type="float" office:value="333786" table:style-name="ce14">
            <text:p>333,786</text:p>
          </table:table-cell>
          <table:table-cell office:value-type="float" office:value="24918" table:style-name="ce14">
            <text:p>24,918</text:p>
          </table:table-cell>
          <table:table-cell office:value-type="float" office:value="12853" table:style-name="ce14">
            <text:p>12,853</text:p>
          </table:table-cell>
          <table:table-cell office:value-type="float" office:value="12065" table:style-name="ce14">
            <text:p>12,065</text:p>
          </table:table-cell>
          <table:table-cell office:value-type="float" office:value="3.59" table:style-name="ce15">
            <text:p>3.59</text:p>
          </table:table-cell>
          <table:table-cell office:value-type="float" office:value="34293" table:style-name="ce14">
            <text:p>34,293</text:p>
          </table:table-cell>
          <table:table-cell office:value-type="float" office:value="17743" table:style-name="ce14">
            <text:p>17,743</text:p>
          </table:table-cell>
          <table:table-cell office:value-type="float" office:value="16550" table:style-name="ce14">
            <text:p>16,550</text:p>
          </table:table-cell>
          <table:table-cell office:value-type="float" office:value="4.9400000000000004" table:style-name="ce15">
            <text:p>4.94</text:p>
          </table:table-cell>
          <table:table-cell office:value-type="float" office:value="62997" table:style-name="ce14">
            <text:p>62,997</text:p>
          </table:table-cell>
          <table:table-cell office:value-type="float" office:value="32914" table:style-name="ce14">
            <text:p>32,914</text:p>
          </table:table-cell>
          <table:table-cell office:value-type="float" office:value="30083" table:style-name="ce14">
            <text:p>30,083</text:p>
          </table:table-cell>
          <table:table-cell office:value-type="float" office:value="9.07" table:style-name="ce15">
            <text:p>9.07</text:p>
          </table:table-cell>
          <table:table-cell office:value-type="float" office:value="69599" table:style-name="ce14">
            <text:p>69,599</text:p>
          </table:table-cell>
          <table:table-cell office:value-type="float" office:value="36395" table:style-name="ce14">
            <text:p>36,395</text:p>
          </table:table-cell>
          <table:table-cell office:value-type="float" office:value="33204" table:style-name="ce14">
            <text:p>33,204</text:p>
          </table:table-cell>
          <table:table-cell office:value-type="float" office:value="10.02" table:style-name="ce15">
            <text:p>10.02</text:p>
          </table:table-cell>
          <table:table-cell office:value-type="float" office:value="47040" table:style-name="ce14">
            <text:p>47,040</text:p>
          </table:table-cell>
          <table:table-cell office:value-type="float" office:value="24737" table:style-name="ce14">
            <text:p>24,737</text:p>
          </table:table-cell>
          <table:table-cell office:value-type="float" office:value="22303" table:style-name="ce14">
            <text:p>22,303</text:p>
          </table:table-cell>
          <table:table-cell office:value-type="float" office:value="6.77" table:style-name="ce15">
            <text:p>6.77</text:p>
          </table:table-cell>
          <table:table-cell office:value-type="float" office:value="566725" table:style-name="ce14">
            <text:p>566,725</text:p>
          </table:table-cell>
          <table:table-cell office:value-type="float" office:value="293704" table:style-name="ce14">
            <text:p>293,704</text:p>
          </table:table-cell>
          <table:table-cell office:value-type="float" office:value="273021" table:style-name="ce14">
            <text:p>273,021</text:p>
          </table:table-cell>
          <table:table-cell office:value-type="float" office:value="81.599999999999994" table:style-name="ce15">
            <text:p>81.60</text:p>
          </table:table-cell>
          <table:table-cell office:value-type="float" office:value="119121" table:style-name="ce14">
            <text:p>119,121</text:p>
          </table:table-cell>
          <table:table-cell office:value-type="float" office:value="54200" table:style-name="ce14">
            <text:p>54,200</text:p>
          </table:table-cell>
          <table:table-cell office:value-type="float" office:value="64921" table:style-name="ce14">
            <text:p>64,921</text:p>
          </table:table-cell>
          <table:table-cell office:value-type="float" office:value="17.149999999999999" table:style-name="ce13">
            <text:p>17.15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嘉義縣</text:p>
          </table:table-cell>
          <table:table-cell office:value-type="float" office:value="515012" table:style-name="ce14">
            <text:p>515,012</text:p>
          </table:table-cell>
          <table:table-cell office:value-type="float" office:value="267927" table:style-name="ce14">
            <text:p>267,927</text:p>
          </table:table-cell>
          <table:table-cell office:value-type="float" office:value="247085" table:style-name="ce14">
            <text:p>247,085</text:p>
          </table:table-cell>
          <table:table-cell office:value-type="float" office:value="15117" table:style-name="ce14">
            <text:p>15,117</text:p>
          </table:table-cell>
          <table:table-cell office:value-type="float" office:value="7901" table:style-name="ce14">
            <text:p>7,901</text:p>
          </table:table-cell>
          <table:table-cell office:value-type="float" office:value="7216" table:style-name="ce14">
            <text:p>7,216</text:p>
          </table:table-cell>
          <table:table-cell office:value-type="float" office:value="2.94" table:style-name="ce15">
            <text:p>2.94</text:p>
          </table:table-cell>
          <table:table-cell office:value-type="float" office:value="20788" table:style-name="ce14">
            <text:p>20,788</text:p>
          </table:table-cell>
          <table:table-cell office:value-type="float" office:value="10847" table:style-name="ce14">
            <text:p>10,847</text:p>
          </table:table-cell>
          <table:table-cell office:value-type="float" office:value="9941" table:style-name="ce14">
            <text:p>9,941</text:p>
          </table:table-cell>
          <table:table-cell office:value-type="float" office:value="4.04" table:style-name="ce15">
            <text:p>4.04</text:p>
          </table:table-cell>
          <table:table-cell office:value-type="float" office:value="38530" table:style-name="ce14">
            <text:p>38,530</text:p>
          </table:table-cell>
          <table:table-cell office:value-type="float" office:value="20145" table:style-name="ce14">
            <text:p>20,145</text:p>
          </table:table-cell>
          <table:table-cell office:value-type="float" office:value="18385" table:style-name="ce14">
            <text:p>18,385</text:p>
          </table:table-cell>
          <table:table-cell office:value-type="float" office:value="7.48" table:style-name="ce15">
            <text:p>7.48</text:p>
          </table:table-cell>
          <table:table-cell office:value-type="float" office:value="42734" table:style-name="ce14">
            <text:p>42,734</text:p>
          </table:table-cell>
          <table:table-cell office:value-type="float" office:value="22338" table:style-name="ce14">
            <text:p>22,338</text:p>
          </table:table-cell>
          <table:table-cell office:value-type="float" office:value="20396" table:style-name="ce14">
            <text:p>20,396</text:p>
          </table:table-cell>
          <table:table-cell office:value-type="float" office:value="8.3000000000000007" table:style-name="ce15">
            <text:p>8.30</text:p>
          </table:table-cell>
          <table:table-cell office:value-type="float" office:value="32332" table:style-name="ce14">
            <text:p>32,332</text:p>
          </table:table-cell>
          <table:table-cell office:value-type="float" office:value="17014" table:style-name="ce14">
            <text:p>17,014</text:p>
          </table:table-cell>
          <table:table-cell office:value-type="float" office:value="15318" table:style-name="ce14">
            <text:p>15,318</text:p>
          </table:table-cell>
          <table:table-cell office:value-type="float" office:value="6.28" table:style-name="ce15">
            <text:p>6.28</text:p>
          </table:table-cell>
          <table:table-cell office:value-type="float" office:value="430981" table:style-name="ce14">
            <text:p>430,981</text:p>
          </table:table-cell>
          <table:table-cell office:value-type="float" office:value="223884" table:style-name="ce14">
            <text:p>223,884</text:p>
          </table:table-cell>
          <table:table-cell office:value-type="float" office:value="207097" table:style-name="ce14">
            <text:p>207,097</text:p>
          </table:table-cell>
          <table:table-cell office:value-type="float" office:value="83.68" table:style-name="ce15">
            <text:p>83.68</text:p>
          </table:table-cell>
          <table:table-cell office:value-type="float" office:value="92555" table:style-name="ce14">
            <text:p>92,555</text:p>
          </table:table-cell>
          <table:table-cell office:value-type="float" office:value="42198" table:style-name="ce14">
            <text:p>42,198</text:p>
          </table:table-cell>
          <table:table-cell office:value-type="float" office:value="50357" table:style-name="ce14">
            <text:p>50,357</text:p>
          </table:table-cell>
          <table:table-cell office:value-type="float" office:value="17.97" table:style-name="ce13">
            <text:p>17.97</text:p>
          </table:table-cell>
          <table:table-cell table:number-columns-repeated="16352"/>
        </table:table-row>
        <table:table-row table:style-name="ro9">
          <table:table-cell office:value-type="string" table:style-name="ce16">
            <text:p>屏東縣</text:p>
          </table:table-cell>
          <table:table-cell office:value-type="float" office:value="835409" table:style-name="ce14">
            <text:p>835,409</text:p>
          </table:table-cell>
          <table:table-cell office:value-type="float" office:value="427496" table:style-name="ce14">
            <text:p>427,496</text:p>
          </table:table-cell>
          <table:table-cell office:value-type="float" office:value="407913" table:style-name="ce14">
            <text:p>407,913</text:p>
          </table:table-cell>
          <table:table-cell office:value-type="float" office:value="27566" table:style-name="ce14">
            <text:p>27,566</text:p>
          </table:table-cell>
          <table:table-cell office:value-type="float" office:value="14413" table:style-name="ce14">
            <text:p>14,413</text:p>
          </table:table-cell>
          <table:table-cell office:value-type="float" office:value="13153" table:style-name="ce14">
            <text:p>13,153</text:p>
          </table:table-cell>
          <table:table-cell office:value-type="float" office:value="3.3" table:style-name="ce15">
            <text:p>3.30</text:p>
          </table:table-cell>
          <table:table-cell office:value-type="float" office:value="38013" table:style-name="ce14">
            <text:p>38,013</text:p>
          </table:table-cell>
          <table:table-cell office:value-type="float" office:value="19874" table:style-name="ce14">
            <text:p>19,874</text:p>
          </table:table-cell>
          <table:table-cell office:value-type="float" office:value="18139" table:style-name="ce14">
            <text:p>18,139</text:p>
          </table:table-cell>
          <table:table-cell office:value-type="float" office:value="4.55" table:style-name="ce15">
            <text:p>4.55</text:p>
          </table:table-cell>
          <table:table-cell office:value-type="float" office:value="69746" table:style-name="ce14">
            <text:p>69,746</text:p>
          </table:table-cell>
          <table:table-cell office:value-type="float" office:value="36467" table:style-name="ce14">
            <text:p>36,467</text:p>
          </table:table-cell>
          <table:table-cell office:value-type="float" office:value="33279" table:style-name="ce14">
            <text:p>33,279</text:p>
          </table:table-cell>
          <table:table-cell office:value-type="float" office:value="8.35" table:style-name="ce15">
            <text:p>8.35</text:p>
          </table:table-cell>
          <table:table-cell office:value-type="float" office:value="77140" table:style-name="ce14">
            <text:p>77,140</text:p>
          </table:table-cell>
          <table:table-cell office:value-type="float" office:value="40379" table:style-name="ce14">
            <text:p>40,379</text:p>
          </table:table-cell>
          <table:table-cell office:value-type="float" office:value="36761" table:style-name="ce14">
            <text:p>36,761</text:p>
          </table:table-cell>
          <table:table-cell office:value-type="float" office:value="9.23" table:style-name="ce15">
            <text:p>9.23</text:p>
          </table:table-cell>
          <table:table-cell office:value-type="float" office:value="52825" table:style-name="ce14">
            <text:p>52,825</text:p>
          </table:table-cell>
          <table:table-cell office:value-type="float" office:value="27652" table:style-name="ce14">
            <text:p>27,652</text:p>
          </table:table-cell>
          <table:table-cell office:value-type="float" office:value="25173" table:style-name="ce14">
            <text:p>25,173</text:p>
          </table:table-cell>
          <table:table-cell office:value-type="float" office:value="6.32" table:style-name="ce15">
            <text:p>6.32</text:p>
          </table:table-cell>
          <table:table-cell office:value-type="float" office:value="691334" table:style-name="ce14">
            <text:p>691,334</text:p>
          </table:table-cell>
          <table:table-cell office:value-type="float" office:value="352174" table:style-name="ce14">
            <text:p>352,174</text:p>
          </table:table-cell>
          <table:table-cell office:value-type="float" office:value="339160" table:style-name="ce14">
            <text:p>339,160</text:p>
          </table:table-cell>
          <table:table-cell office:value-type="float" office:value="82.75" table:style-name="ce15">
            <text:p>82.75</text:p>
          </table:table-cell>
          <table:table-cell office:value-type="float" office:value="127583" table:style-name="ce14">
            <text:p>127,583</text:p>
          </table:table-cell>
          <table:table-cell office:value-type="float" office:value="60188" table:style-name="ce14">
            <text:p>60,188</text:p>
          </table:table-cell>
          <table:table-cell office:value-type="float" office:value="67395" table:style-name="ce14">
            <text:p>67,395</text:p>
          </table:table-cell>
          <table:table-cell office:value-type="float" office:value="15.27" table:style-name="ce13">
            <text:p>15.27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臺東縣</text:p>
          </table:table-cell>
          <table:table-cell office:value-type="float" office:value="220712" table:style-name="ce14">
            <text:p>220,712</text:p>
          </table:table-cell>
          <table:table-cell office:value-type="float" office:value="114127" table:style-name="ce14">
            <text:p>114,127</text:p>
          </table:table-cell>
          <table:table-cell office:value-type="float" office:value="106585" table:style-name="ce14">
            <text:p>106,585</text:p>
          </table:table-cell>
          <table:table-cell office:value-type="float" office:value="8177" table:style-name="ce14">
            <text:p>8,177</text:p>
          </table:table-cell>
          <table:table-cell office:value-type="float" office:value="4257" table:style-name="ce14">
            <text:p>4,257</text:p>
          </table:table-cell>
          <table:table-cell office:value-type="float" office:value="3920" table:style-name="ce14">
            <text:p>3,920</text:p>
          </table:table-cell>
          <table:table-cell office:value-type="float" office:value="3.7" table:style-name="ce15">
            <text:p>3.70</text:p>
          </table:table-cell>
          <table:table-cell office:value-type="float" office:value="11372" table:style-name="ce14">
            <text:p>11,372</text:p>
          </table:table-cell>
          <table:table-cell office:value-type="float" office:value="5898" table:style-name="ce14">
            <text:p>5,898</text:p>
          </table:table-cell>
          <table:table-cell office:value-type="float" office:value="5474" table:style-name="ce14">
            <text:p>5,474</text:p>
          </table:table-cell>
          <table:table-cell office:value-type="float" office:value="5.15" table:style-name="ce15">
            <text:p>5.15</text:p>
          </table:table-cell>
          <table:table-cell office:value-type="float" office:value="20602" table:style-name="ce14">
            <text:p>20,602</text:p>
          </table:table-cell>
          <table:table-cell office:value-type="float" office:value="10775" table:style-name="ce14">
            <text:p>10,775</text:p>
          </table:table-cell>
          <table:table-cell office:value-type="float" office:value="9827" table:style-name="ce14">
            <text:p>9,827</text:p>
          </table:table-cell>
          <table:table-cell office:value-type="float" office:value="9.33" table:style-name="ce15">
            <text:p>9.33</text:p>
          </table:table-cell>
          <table:table-cell office:value-type="float" office:value="22681" table:style-name="ce14">
            <text:p>22,681</text:p>
          </table:table-cell>
          <table:table-cell office:value-type="float" office:value="11867" table:style-name="ce14">
            <text:p>11,867</text:p>
          </table:table-cell>
          <table:table-cell office:value-type="float" office:value="10814" table:style-name="ce14">
            <text:p>10,814</text:p>
          </table:table-cell>
          <table:table-cell office:value-type="float" office:value="10.28" table:style-name="ce15">
            <text:p>10.28</text:p>
          </table:table-cell>
          <table:table-cell office:value-type="float" office:value="14596" table:style-name="ce14">
            <text:p>14,596</text:p>
          </table:table-cell>
          <table:table-cell office:value-type="float" office:value="7641" table:style-name="ce14">
            <text:p>7,641</text:p>
          </table:table-cell>
          <table:table-cell office:value-type="float" office:value="6955" table:style-name="ce14">
            <text:p>6,955</text:p>
          </table:table-cell>
          <table:table-cell office:value-type="float" office:value="6.61" table:style-name="ce15">
            <text:p>6.61</text:p>
          </table:table-cell>
          <table:table-cell office:value-type="float" office:value="179803" table:style-name="ce14">
            <text:p>179,803</text:p>
          </table:table-cell>
          <table:table-cell office:value-type="float" office:value="92778" table:style-name="ce14">
            <text:p>92,778</text:p>
          </table:table-cell>
          <table:table-cell office:value-type="float" office:value="87025" table:style-name="ce14">
            <text:p>87,025</text:p>
          </table:table-cell>
          <table:table-cell office:value-type="float" office:value="81.459999999999994" table:style-name="ce15">
            <text:p>81.46</text:p>
          </table:table-cell>
          <table:table-cell office:value-type="float" office:value="33214" table:style-name="ce14">
            <text:p>33,214</text:p>
          </table:table-cell>
          <table:table-cell office:value-type="float" office:value="15273" table:style-name="ce14">
            <text:p>15,273</text:p>
          </table:table-cell>
          <table:table-cell office:value-type="float" office:value="17941" table:style-name="ce14">
            <text:p>17,941</text:p>
          </table:table-cell>
          <table:table-cell office:value-type="float" office:value="15.05" table:style-name="ce13">
            <text:p>15.05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花蓮縣</text:p>
          </table:table-cell>
          <table:table-cell office:value-type="float" office:value="330810" table:style-name="ce14">
            <text:p>330,810</text:p>
          </table:table-cell>
          <table:table-cell office:value-type="float" office:value="168296" table:style-name="ce14">
            <text:p>168,296</text:p>
          </table:table-cell>
          <table:table-cell office:value-type="float" office:value="162514" table:style-name="ce14">
            <text:p>162,514</text:p>
          </table:table-cell>
          <table:table-cell office:value-type="float" office:value="13236" table:style-name="ce14">
            <text:p>13,236</text:p>
          </table:table-cell>
          <table:table-cell office:value-type="float" office:value="6863" table:style-name="ce14">
            <text:p>6,863</text:p>
          </table:table-cell>
          <table:table-cell office:value-type="float" office:value="6373" table:style-name="ce14">
            <text:p>6,373</text:p>
          </table:table-cell>
          <table:table-cell office:value-type="float" office:value="4" table:style-name="ce15">
            <text:p>4.00</text:p>
          </table:table-cell>
          <table:table-cell office:value-type="float" office:value="18134" table:style-name="ce14">
            <text:p>18,134</text:p>
          </table:table-cell>
          <table:table-cell office:value-type="float" office:value="9480" table:style-name="ce14">
            <text:p>9,480</text:p>
          </table:table-cell>
          <table:table-cell office:value-type="float" office:value="8654" table:style-name="ce14">
            <text:p>8,654</text:p>
          </table:table-cell>
          <table:table-cell office:value-type="float" office:value="5.48" table:style-name="ce15">
            <text:p>5.48</text:p>
          </table:table-cell>
          <table:table-cell office:value-type="float" office:value="31527" table:style-name="ce14">
            <text:p>31,527</text:p>
          </table:table-cell>
          <table:table-cell office:value-type="float" office:value="16486" table:style-name="ce14">
            <text:p>16,486</text:p>
          </table:table-cell>
          <table:table-cell office:value-type="float" office:value="15041" table:style-name="ce14">
            <text:p>15,041</text:p>
          </table:table-cell>
          <table:table-cell office:value-type="float" office:value="9.5299999999999994" table:style-name="ce15">
            <text:p>9.53</text:p>
          </table:table-cell>
          <table:table-cell office:value-type="float" office:value="34597" table:style-name="ce14">
            <text:p>34,597</text:p>
          </table:table-cell>
          <table:table-cell office:value-type="float" office:value="18078" table:style-name="ce14">
            <text:p>18,078</text:p>
          </table:table-cell>
          <table:table-cell office:value-type="float" office:value="16519" table:style-name="ce14">
            <text:p>16,519</text:p>
          </table:table-cell>
          <table:table-cell office:value-type="float" office:value="10.46" table:style-name="ce15">
            <text:p>10.46</text:p>
          </table:table-cell>
          <table:table-cell office:value-type="float" office:value="21346" table:style-name="ce14">
            <text:p>21,346</text:p>
          </table:table-cell>
          <table:table-cell office:value-type="float" office:value="11142" table:style-name="ce14">
            <text:p>11,142</text:p>
          </table:table-cell>
          <table:table-cell office:value-type="float" office:value="10204" table:style-name="ce14">
            <text:p>10,204</text:p>
          </table:table-cell>
          <table:table-cell office:value-type="float" office:value="6.45" table:style-name="ce15">
            <text:p>6.45</text:p>
          </table:table-cell>
          <table:table-cell office:value-type="float" office:value="269393" table:style-name="ce14">
            <text:p>269,393</text:p>
          </table:table-cell>
          <table:table-cell office:value-type="float" office:value="136152" table:style-name="ce14">
            <text:p>136,152</text:p>
          </table:table-cell>
          <table:table-cell office:value-type="float" office:value="133241" table:style-name="ce14">
            <text:p>133,241</text:p>
          </table:table-cell>
          <table:table-cell office:value-type="float" office:value="81.430000000000007" table:style-name="ce15">
            <text:p>81.43</text:p>
          </table:table-cell>
          <table:table-cell office:value-type="float" office:value="48886" table:style-name="ce14">
            <text:p>48,886</text:p>
          </table:table-cell>
          <table:table-cell office:value-type="float" office:value="22731" table:style-name="ce14">
            <text:p>22,731</text:p>
          </table:table-cell>
          <table:table-cell office:value-type="float" office:value="26155" table:style-name="ce14">
            <text:p>26,155</text:p>
          </table:table-cell>
          <table:table-cell office:value-type="float" office:value="14.78" table:style-name="ce13">
            <text:p>14.78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澎湖縣</text:p>
          </table:table-cell>
          <table:table-cell office:value-type="float" office:value="103303" table:style-name="ce14">
            <text:p>103,303</text:p>
          </table:table-cell>
          <table:table-cell office:value-type="float" office:value="53186" table:style-name="ce14">
            <text:p>53,186</text:p>
          </table:table-cell>
          <table:table-cell office:value-type="float" office:value="50117" table:style-name="ce14">
            <text:p>50,117</text:p>
          </table:table-cell>
          <table:table-cell office:value-type="float" office:value="4380" table:style-name="ce14">
            <text:p>4,380</text:p>
          </table:table-cell>
          <table:table-cell office:value-type="float" office:value="2309" table:style-name="ce14">
            <text:p>2,309</text:p>
          </table:table-cell>
          <table:table-cell office:value-type="float" office:value="2071" table:style-name="ce14">
            <text:p>2,071</text:p>
          </table:table-cell>
          <table:table-cell office:value-type="float" office:value="4.24" table:style-name="ce15">
            <text:p>4.24</text:p>
          </table:table-cell>
          <table:table-cell office:value-type="float" office:value="5577" table:style-name="ce14">
            <text:p>5,577</text:p>
          </table:table-cell>
          <table:table-cell office:value-type="float" office:value="2925" table:style-name="ce14">
            <text:p>2,925</text:p>
          </table:table-cell>
          <table:table-cell office:value-type="float" office:value="2652" table:style-name="ce14">
            <text:p>2,652</text:p>
          </table:table-cell>
          <table:table-cell office:value-type="float" office:value="5.4" table:style-name="ce15">
            <text:p>5.40</text:p>
          </table:table-cell>
          <table:table-cell office:value-type="float" office:value="8930" table:style-name="ce14">
            <text:p>8,930</text:p>
          </table:table-cell>
          <table:table-cell office:value-type="float" office:value="4652" table:style-name="ce14">
            <text:p>4,652</text:p>
          </table:table-cell>
          <table:table-cell office:value-type="float" office:value="4278" table:style-name="ce14">
            <text:p>4,278</text:p>
          </table:table-cell>
          <table:table-cell office:value-type="float" office:value="8.64" table:style-name="ce15">
            <text:p>8.64</text:p>
          </table:table-cell>
          <table:table-cell office:value-type="float" office:value="9731" table:style-name="ce14">
            <text:p>9,731</text:p>
          </table:table-cell>
          <table:table-cell office:value-type="float" office:value="5063" table:style-name="ce14">
            <text:p>5,063</text:p>
          </table:table-cell>
          <table:table-cell office:value-type="float" office:value="4668" table:style-name="ce14">
            <text:p>4,668</text:p>
          </table:table-cell>
          <table:table-cell office:value-type="float" office:value="9.42" table:style-name="ce15">
            <text:p>9.42</text:p>
          </table:table-cell>
          <table:table-cell office:value-type="float" office:value="5767" table:style-name="ce14">
            <text:p>5,767</text:p>
          </table:table-cell>
          <table:table-cell office:value-type="float" office:value="3055" table:style-name="ce14">
            <text:p>3,055</text:p>
          </table:table-cell>
          <table:table-cell office:value-type="float" office:value="2712" table:style-name="ce14">
            <text:p>2,712</text:p>
          </table:table-cell>
          <table:table-cell office:value-type="float" office:value="5.58" table:style-name="ce15">
            <text:p>5.58</text:p>
          </table:table-cell>
          <table:table-cell office:value-type="float" office:value="85518" table:style-name="ce14">
            <text:p>85,518</text:p>
          </table:table-cell>
          <table:table-cell office:value-type="float" office:value="43856" table:style-name="ce14">
            <text:p>43,856</text:p>
          </table:table-cell>
          <table:table-cell office:value-type="float" office:value="41662" table:style-name="ce14">
            <text:p>41,662</text:p>
          </table:table-cell>
          <table:table-cell office:value-type="float" office:value="82.78" table:style-name="ce15">
            <text:p>82.78</text:p>
          </table:table-cell>
          <table:table-cell office:value-type="float" office:value="15644" table:style-name="ce14">
            <text:p>15,644</text:p>
          </table:table-cell>
          <table:table-cell office:value-type="float" office:value="7228" table:style-name="ce14">
            <text:p>7,228</text:p>
          </table:table-cell>
          <table:table-cell office:value-type="float" office:value="8416" table:style-name="ce14">
            <text:p>8,416</text:p>
          </table:table-cell>
          <table:table-cell office:value-type="float" office:value="15.14" table:style-name="ce13">
            <text:p>15.14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基隆市</text:p>
          </table:table-cell>
          <table:table-cell office:value-type="float" office:value="372044" table:style-name="ce14">
            <text:p>372,044</text:p>
          </table:table-cell>
          <table:table-cell office:value-type="float" office:value="186476" table:style-name="ce14">
            <text:p>186,476</text:p>
          </table:table-cell>
          <table:table-cell office:value-type="float" office:value="185568" table:style-name="ce14">
            <text:p>185,568</text:p>
          </table:table-cell>
          <table:table-cell office:value-type="float" office:value="11752" table:style-name="ce14">
            <text:p>11,752</text:p>
          </table:table-cell>
          <table:table-cell office:value-type="float" office:value="6045" table:style-name="ce14">
            <text:p>6,045</text:p>
          </table:table-cell>
          <table:table-cell office:value-type="float" office:value="5707" table:style-name="ce14">
            <text:p>5,707</text:p>
          </table:table-cell>
          <table:table-cell office:value-type="float" office:value="3.16" table:style-name="ce15">
            <text:p>3.16</text:p>
          </table:table-cell>
          <table:table-cell office:value-type="float" office:value="16321" table:style-name="ce14">
            <text:p>16,321</text:p>
          </table:table-cell>
          <table:table-cell office:value-type="float" office:value="8427" table:style-name="ce14">
            <text:p>8,427</text:p>
          </table:table-cell>
          <table:table-cell office:value-type="float" office:value="7894" table:style-name="ce14">
            <text:p>7,894</text:p>
          </table:table-cell>
          <table:table-cell office:value-type="float" office:value="4.3899999999999997" table:style-name="ce15">
            <text:p>4.39</text:p>
          </table:table-cell>
          <table:table-cell office:value-type="float" office:value="30392" table:style-name="ce14">
            <text:p>30,392</text:p>
          </table:table-cell>
          <table:table-cell office:value-type="float" office:value="15736" table:style-name="ce14">
            <text:p>15,736</text:p>
          </table:table-cell>
          <table:table-cell office:value-type="float" office:value="14656" table:style-name="ce14">
            <text:p>14,656</text:p>
          </table:table-cell>
          <table:table-cell office:value-type="float" office:value="8.17" table:style-name="ce15">
            <text:p>8.17</text:p>
          </table:table-cell>
          <table:table-cell office:value-type="float" office:value="33534" table:style-name="ce14">
            <text:p>33,534</text:p>
          </table:table-cell>
          <table:table-cell office:value-type="float" office:value="17389" table:style-name="ce14">
            <text:p>17,389</text:p>
          </table:table-cell>
          <table:table-cell office:value-type="float" office:value="16145" table:style-name="ce14">
            <text:p>16,145</text:p>
          </table:table-cell>
          <table:table-cell office:value-type="float" office:value="9.01" table:style-name="ce15">
            <text:p>9.01</text:p>
          </table:table-cell>
          <table:table-cell office:value-type="float" office:value="23115" table:style-name="ce14">
            <text:p>23,115</text:p>
          </table:table-cell>
          <table:table-cell office:value-type="float" office:value="12104" table:style-name="ce14">
            <text:p>12,104</text:p>
          </table:table-cell>
          <table:table-cell office:value-type="float" office:value="11011" table:style-name="ce14">
            <text:p>11,011</text:p>
          </table:table-cell>
          <table:table-cell office:value-type="float" office:value="6.21" table:style-name="ce15">
            <text:p>6.21</text:p>
          </table:table-cell>
          <table:table-cell office:value-type="float" office:value="309173" table:style-name="ce14">
            <text:p>309,173</text:p>
          </table:table-cell>
          <table:table-cell office:value-type="float" office:value="153786" table:style-name="ce14">
            <text:p>153,786</text:p>
          </table:table-cell>
          <table:table-cell office:value-type="float" office:value="155387" table:style-name="ce14">
            <text:p>155,387</text:p>
          </table:table-cell>
          <table:table-cell office:value-type="float" office:value="83.1" table:style-name="ce15">
            <text:p>83.10</text:p>
          </table:table-cell>
          <table:table-cell office:value-type="float" office:value="52241" table:style-name="ce14">
            <text:p>52,241</text:p>
          </table:table-cell>
          <table:table-cell office:value-type="float" office:value="23815" table:style-name="ce14">
            <text:p>23,815</text:p>
          </table:table-cell>
          <table:table-cell office:value-type="float" office:value="28426" table:style-name="ce14">
            <text:p>28,426</text:p>
          </table:table-cell>
          <table:table-cell office:value-type="float" office:value="14.04" table:style-name="ce13">
            <text:p>14.04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新竹市</text:p>
          </table:table-cell>
          <table:table-cell office:value-type="float" office:value="437753" table:style-name="ce14">
            <text:p>437,753</text:p>
          </table:table-cell>
          <table:table-cell office:value-type="float" office:value="216412" table:style-name="ce14">
            <text:p>216,412</text:p>
          </table:table-cell>
          <table:table-cell office:value-type="float" office:value="221341" table:style-name="ce14">
            <text:p>221,341</text:p>
          </table:table-cell>
          <table:table-cell office:value-type="float" office:value="25863" table:style-name="ce14">
            <text:p>25,863</text:p>
          </table:table-cell>
          <table:table-cell office:value-type="float" office:value="13323" table:style-name="ce14">
            <text:p>13,323</text:p>
          </table:table-cell>
          <table:table-cell office:value-type="float" office:value="12540" table:style-name="ce14">
            <text:p>12,540</text:p>
          </table:table-cell>
          <table:table-cell office:value-type="float" office:value="5.91" table:style-name="ce15">
            <text:p>5.91</text:p>
          </table:table-cell>
          <table:table-cell office:value-type="float" office:value="35678" table:style-name="ce14">
            <text:p>35,678</text:p>
          </table:table-cell>
          <table:table-cell office:value-type="float" office:value="18506" table:style-name="ce14">
            <text:p>18,506</text:p>
          </table:table-cell>
          <table:table-cell office:value-type="float" office:value="17172" table:style-name="ce14">
            <text:p>17,172</text:p>
          </table:table-cell>
          <table:table-cell office:value-type="float" office:value="8.15" table:style-name="ce15">
            <text:p>8.15</text:p>
          </table:table-cell>
          <table:table-cell office:value-type="float" office:value="60780" table:style-name="ce14">
            <text:p>60,780</text:p>
          </table:table-cell>
          <table:table-cell office:value-type="float" office:value="31631" table:style-name="ce14">
            <text:p>31,631</text:p>
          </table:table-cell>
          <table:table-cell office:value-type="float" office:value="29149" table:style-name="ce14">
            <text:p>29,149</text:p>
          </table:table-cell>
          <table:table-cell office:value-type="float" office:value="13.88" table:style-name="ce15">
            <text:p>13.88</text:p>
          </table:table-cell>
          <table:table-cell office:value-type="float" office:value="65851" table:style-name="ce14">
            <text:p>65,851</text:p>
          </table:table-cell>
          <table:table-cell office:value-type="float" office:value="34295" table:style-name="ce14">
            <text:p>34,295</text:p>
          </table:table-cell>
          <table:table-cell office:value-type="float" office:value="31556" table:style-name="ce14">
            <text:p>31,556</text:p>
          </table:table-cell>
          <table:table-cell office:value-type="float" office:value="15.04" table:style-name="ce15">
            <text:p>15.04</text:p>
          </table:table-cell>
          <table:table-cell office:value-type="float" office:value="32410" table:style-name="ce14">
            <text:p>32,410</text:p>
          </table:table-cell>
          <table:table-cell office:value-type="float" office:value="16913" table:style-name="ce14">
            <text:p>16,913</text:p>
          </table:table-cell>
          <table:table-cell office:value-type="float" office:value="15497" table:style-name="ce14">
            <text:p>15,497</text:p>
          </table:table-cell>
          <table:table-cell office:value-type="float" office:value="7.4" table:style-name="ce15">
            <text:p>7.40</text:p>
          </table:table-cell>
          <table:table-cell office:value-type="float" office:value="333808" table:style-name="ce14">
            <text:p>333,808</text:p>
          </table:table-cell>
          <table:table-cell office:value-type="float" office:value="162251" table:style-name="ce14">
            <text:p>162,251</text:p>
          </table:table-cell>
          <table:table-cell office:value-type="float" office:value="171557" table:style-name="ce14">
            <text:p>171,557</text:p>
          </table:table-cell>
          <table:table-cell office:value-type="float" office:value="76.25" table:style-name="ce15">
            <text:p>76.25</text:p>
          </table:table-cell>
          <table:table-cell office:value-type="float" office:value="48443" table:style-name="ce14">
            <text:p>48,443</text:p>
          </table:table-cell>
          <table:table-cell office:value-type="float" office:value="21708" table:style-name="ce14">
            <text:p>21,708</text:p>
          </table:table-cell>
          <table:table-cell office:value-type="float" office:value="26735" table:style-name="ce14">
            <text:p>26,735</text:p>
          </table:table-cell>
          <table:table-cell office:value-type="float" office:value="11.07" table:style-name="ce13">
            <text:p>11.07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嘉義市</text:p>
          </table:table-cell>
          <table:table-cell office:value-type="float" office:value="269879" table:style-name="ce14">
            <text:p>269,879</text:p>
          </table:table-cell>
          <table:table-cell office:value-type="float" office:value="131399" table:style-name="ce14">
            <text:p>131,399</text:p>
          </table:table-cell>
          <table:table-cell office:value-type="float" office:value="138480" table:style-name="ce14">
            <text:p>138,480</text:p>
          </table:table-cell>
          <table:table-cell office:value-type="float" office:value="11120" table:style-name="ce14">
            <text:p>11,120</text:p>
          </table:table-cell>
          <table:table-cell office:value-type="float" office:value="5733" table:style-name="ce14">
            <text:p>5,733</text:p>
          </table:table-cell>
          <table:table-cell office:value-type="float" office:value="5387" table:style-name="ce14">
            <text:p>5,387</text:p>
          </table:table-cell>
          <table:table-cell office:value-type="float" office:value="4.12" table:style-name="ce15">
            <text:p>4.12</text:p>
          </table:table-cell>
          <table:table-cell office:value-type="float" office:value="15699" table:style-name="ce14">
            <text:p>15,699</text:p>
          </table:table-cell>
          <table:table-cell office:value-type="float" office:value="8127" table:style-name="ce14">
            <text:p>8,127</text:p>
          </table:table-cell>
          <table:table-cell office:value-type="float" office:value="7572" table:style-name="ce14">
            <text:p>7,572</text:p>
          </table:table-cell>
          <table:table-cell office:value-type="float" office:value="5.82" table:style-name="ce15">
            <text:p>5.82</text:p>
          </table:table-cell>
          <table:table-cell office:value-type="float" office:value="28942" table:style-name="ce14">
            <text:p>28,942</text:p>
          </table:table-cell>
          <table:table-cell office:value-type="float" office:value="15073" table:style-name="ce14">
            <text:p>15,073</text:p>
          </table:table-cell>
          <table:table-cell office:value-type="float" office:value="13869" table:style-name="ce14">
            <text:p>13,869</text:p>
          </table:table-cell>
          <table:table-cell office:value-type="float" office:value="10.72" table:style-name="ce15">
            <text:p>10.72</text:p>
          </table:table-cell>
          <table:table-cell office:value-type="float" office:value="32041" table:style-name="ce14">
            <text:p>32,041</text:p>
          </table:table-cell>
          <table:table-cell office:value-type="float" office:value="16739" table:style-name="ce14">
            <text:p>16,739</text:p>
          </table:table-cell>
          <table:table-cell office:value-type="float" office:value="15302" table:style-name="ce14">
            <text:p>15,302</text:p>
          </table:table-cell>
          <table:table-cell office:value-type="float" office:value="11.87" table:style-name="ce15">
            <text:p>11.87</text:p>
          </table:table-cell>
          <table:table-cell office:value-type="float" office:value="21019" table:style-name="ce14">
            <text:p>21,019</text:p>
          </table:table-cell>
          <table:table-cell office:value-type="float" office:value="11048" table:style-name="ce14">
            <text:p>11,048</text:p>
          </table:table-cell>
          <table:table-cell office:value-type="float" office:value="9971" table:style-name="ce14">
            <text:p>9,971</text:p>
          </table:table-cell>
          <table:table-cell office:value-type="float" office:value="7.79" table:style-name="ce15">
            <text:p>7.79</text:p>
          </table:table-cell>
          <table:table-cell office:value-type="float" office:value="212474" table:style-name="ce14">
            <text:p>212,474</text:p>
          </table:table-cell>
          <table:table-cell office:value-type="float" office:value="101427" table:style-name="ce14">
            <text:p>101,427</text:p>
          </table:table-cell>
          <table:table-cell office:value-type="float" office:value="111047" table:style-name="ce14">
            <text:p>111,047</text:p>
          </table:table-cell>
          <table:table-cell office:value-type="float" office:value="78.73" table:style-name="ce15">
            <text:p>78.73</text:p>
          </table:table-cell>
          <table:table-cell office:value-type="float" office:value="36476" table:style-name="ce14">
            <text:p>36,476</text:p>
          </table:table-cell>
          <table:table-cell office:value-type="float" office:value="16123" table:style-name="ce14">
            <text:p>16,123</text:p>
          </table:table-cell>
          <table:table-cell office:value-type="float" office:value="20353" table:style-name="ce14">
            <text:p>20,353</text:p>
          </table:table-cell>
          <table:table-cell office:value-type="float" office:value="13.52" table:style-name="ce13">
            <text:p>13.52</text:p>
          </table:table-cell>
          <table:table-cell table:number-columns-repeated="16352"/>
        </table:table-row>
        <table:table-row table:style-name="ro10">
          <table:table-cell office:value-type="string" table:style-name="ce17">
            <text:p>福建省</text:p>
          </table:table-cell>
          <table:table-cell office:value-type="float" office:value="147872" table:style-name="ce14">
            <text:p>147,872</text:p>
          </table:table-cell>
          <table:table-cell office:value-type="float" office:value="74815" table:style-name="ce14">
            <text:p>74,815</text:p>
          </table:table-cell>
          <table:table-cell office:value-type="float" office:value="73057" table:style-name="ce14">
            <text:p>73,057</text:p>
          </table:table-cell>
          <table:table-cell office:value-type="float" office:value="6730" table:style-name="ce14">
            <text:p>6,730</text:p>
          </table:table-cell>
          <table:table-cell office:value-type="float" office:value="3515" table:style-name="ce14">
            <text:p>3,515</text:p>
          </table:table-cell>
          <table:table-cell office:value-type="float" office:value="3215" table:style-name="ce14">
            <text:p>3,215</text:p>
          </table:table-cell>
          <table:table-cell office:value-type="float" office:value="4.55" table:style-name="ce15">
            <text:p>4.55</text:p>
          </table:table-cell>
          <table:table-cell office:value-type="float" office:value="8454" table:style-name="ce14">
            <text:p>8,454</text:p>
          </table:table-cell>
          <table:table-cell office:value-type="float" office:value="4422" table:style-name="ce14">
            <text:p>4,422</text:p>
          </table:table-cell>
          <table:table-cell office:value-type="float" office:value="4032" table:style-name="ce14">
            <text:p>4,032</text:p>
          </table:table-cell>
          <table:table-cell office:value-type="float" office:value="5.72" table:style-name="ce15">
            <text:p>5.72</text:p>
          </table:table-cell>
          <table:table-cell office:value-type="float" office:value="12620" table:style-name="ce14">
            <text:p>12,620</text:p>
          </table:table-cell>
          <table:table-cell office:value-type="float" office:value="6615" table:style-name="ce14">
            <text:p>6,615</text:p>
          </table:table-cell>
          <table:table-cell office:value-type="float" office:value="6005" table:style-name="ce14">
            <text:p>6,005</text:p>
          </table:table-cell>
          <table:table-cell office:value-type="float" office:value="8.5299999999999994" table:style-name="ce15">
            <text:p>8.53</text:p>
          </table:table-cell>
          <table:table-cell office:value-type="float" office:value="13430" table:style-name="ce14">
            <text:p>13,430</text:p>
          </table:table-cell>
          <table:table-cell office:value-type="float" office:value="7021" table:style-name="ce14">
            <text:p>7,021</text:p>
          </table:table-cell>
          <table:table-cell office:value-type="float" office:value="6409" table:style-name="ce14">
            <text:p>6,409</text:p>
          </table:table-cell>
          <table:table-cell office:value-type="float" office:value="9.08" table:style-name="ce15">
            <text:p>9.08</text:p>
          </table:table-cell>
          <table:table-cell office:value-type="float" office:value="6437" table:style-name="ce14">
            <text:p>6,437</text:p>
          </table:table-cell>
          <table:table-cell office:value-type="float" office:value="3346" table:style-name="ce14">
            <text:p>3,346</text:p>
          </table:table-cell>
          <table:table-cell office:value-type="float" office:value="3091" table:style-name="ce14">
            <text:p>3,091</text:p>
          </table:table-cell>
          <table:table-cell office:value-type="float" office:value="4.3499999999999996" table:style-name="ce15">
            <text:p>4.35</text:p>
          </table:table-cell>
          <table:table-cell office:value-type="float" office:value="124741" table:style-name="ce14">
            <text:p>124,741</text:p>
          </table:table-cell>
          <table:table-cell office:value-type="float" office:value="62824" table:style-name="ce14">
            <text:p>62,824</text:p>
          </table:table-cell>
          <table:table-cell office:value-type="float" office:value="61917" table:style-name="ce14">
            <text:p>61,917</text:p>
          </table:table-cell>
          <table:table-cell office:value-type="float" office:value="84.36" table:style-name="ce15">
            <text:p>84.36</text:p>
          </table:table-cell>
          <table:table-cell office:value-type="float" office:value="17146" table:style-name="ce14">
            <text:p>17,146</text:p>
          </table:table-cell>
          <table:table-cell office:value-type="float" office:value="8268" table:style-name="ce14">
            <text:p>8,268</text:p>
          </table:table-cell>
          <table:table-cell office:value-type="float" office:value="8878" table:style-name="ce14">
            <text:p>8,878</text:p>
          </table:table-cell>
          <table:table-cell office:value-type="float" office:value="11.6" table:style-name="ce13">
            <text:p>11.60</text:p>
          </table:table-cell>
          <table:table-cell table:number-columns-repeated="16352"/>
        </table:table-row>
        <table:table-row table:style-name="ro1">
          <table:table-cell office:value-type="string" table:style-name="ce16">
            <text:p>金門縣</text:p>
          </table:table-cell>
          <table:table-cell office:value-type="float" office:value="135223" table:style-name="ce14">
            <text:p>135,223</text:p>
          </table:table-cell>
          <table:table-cell office:value-type="float" office:value="67601" table:style-name="ce14">
            <text:p>67,601</text:p>
          </table:table-cell>
          <table:table-cell office:value-type="float" office:value="67622" table:style-name="ce14">
            <text:p>67,622</text:p>
          </table:table-cell>
          <table:table-cell office:value-type="float" office:value="6027" table:style-name="ce14">
            <text:p>6,027</text:p>
          </table:table-cell>
          <table:table-cell office:value-type="float" office:value="3162" table:style-name="ce14">
            <text:p>3,162</text:p>
          </table:table-cell>
          <table:table-cell office:value-type="float" office:value="2865" table:style-name="ce14">
            <text:p>2,865</text:p>
          </table:table-cell>
          <table:table-cell office:value-type="float" office:value="4.46" table:style-name="ce15">
            <text:p>4.46</text:p>
          </table:table-cell>
          <table:table-cell office:value-type="float" office:value="7571" table:style-name="ce14">
            <text:p>7,571</text:p>
          </table:table-cell>
          <table:table-cell office:value-type="float" office:value="3976" table:style-name="ce14">
            <text:p>3,976</text:p>
          </table:table-cell>
          <table:table-cell office:value-type="float" office:value="3595" table:style-name="ce14">
            <text:p>3,595</text:p>
          </table:table-cell>
          <table:table-cell office:value-type="float" office:value="5.6" table:style-name="ce15">
            <text:p>5.60</text:p>
          </table:table-cell>
          <table:table-cell office:value-type="float" office:value="11287" table:style-name="ce14">
            <text:p>11,287</text:p>
          </table:table-cell>
          <table:table-cell office:value-type="float" office:value="5918" table:style-name="ce14">
            <text:p>5,918</text:p>
          </table:table-cell>
          <table:table-cell office:value-type="float" office:value="5369" table:style-name="ce14">
            <text:p>5,369</text:p>
          </table:table-cell>
          <table:table-cell office:value-type="float" office:value="8.35" table:style-name="ce15">
            <text:p>8.35</text:p>
          </table:table-cell>
          <table:table-cell office:value-type="float" office:value="12035" table:style-name="ce14">
            <text:p>12,035</text:p>
          </table:table-cell>
          <table:table-cell office:value-type="float" office:value="6287" table:style-name="ce14">
            <text:p>6,287</text:p>
          </table:table-cell>
          <table:table-cell office:value-type="float" office:value="5748" table:style-name="ce14">
            <text:p>5,748</text:p>
          </table:table-cell>
          <table:table-cell office:value-type="float" office:value="8.9" table:style-name="ce15">
            <text:p>8.90</text:p>
          </table:table-cell>
          <table:table-cell office:value-type="float" office:value="5777" table:style-name="ce14">
            <text:p>5,777</text:p>
          </table:table-cell>
          <table:table-cell office:value-type="float" office:value="2972" table:style-name="ce14">
            <text:p>2,972</text:p>
          </table:table-cell>
          <table:table-cell office:value-type="float" office:value="2805" table:style-name="ce14">
            <text:p>2,805</text:p>
          </table:table-cell>
          <table:table-cell office:value-type="float" office:value="4.2699999999999996" table:style-name="ce15">
            <text:p>4.27</text:p>
          </table:table-cell>
          <table:table-cell office:value-type="float" office:value="114382" table:style-name="ce14">
            <text:p>114,382</text:p>
          </table:table-cell>
          <table:table-cell office:value-type="float" office:value="56844" table:style-name="ce14">
            <text:p>56,844</text:p>
          </table:table-cell>
          <table:table-cell office:value-type="float" office:value="57538" table:style-name="ce14">
            <text:p>57,538</text:p>
          </table:table-cell>
          <table:table-cell office:value-type="float" office:value="84.59" table:style-name="ce15">
            <text:p>84.59</text:p>
          </table:table-cell>
          <table:table-cell office:value-type="float" office:value="15853" table:style-name="ce14">
            <text:p>15,853</text:p>
          </table:table-cell>
          <table:table-cell office:value-type="float" office:value="7582" table:style-name="ce14">
            <text:p>7,582</text:p>
          </table:table-cell>
          <table:table-cell office:value-type="float" office:value="8271" table:style-name="ce14">
            <text:p>8,271</text:p>
          </table:table-cell>
          <table:table-cell office:value-type="float" office:value="11.72" table:style-name="ce13">
            <text:p>11.72</text:p>
          </table:table-cell>
          <table:table-cell table:number-columns-repeated="16352"/>
        </table:table-row>
        <table:table-row table:style-name="ro8">
          <table:table-cell office:value-type="string" table:style-name="ce12">
            <text:p>連江縣</text:p>
          </table:table-cell>
          <table:table-cell office:value-type="float" office:value="12649" table:style-name="ce10">
            <text:p>12,649</text:p>
          </table:table-cell>
          <table:table-cell office:value-type="float" office:value="7214" table:style-name="ce10">
            <text:p>7,214</text:p>
          </table:table-cell>
          <table:table-cell office:value-type="float" office:value="5435" table:style-name="ce10">
            <text:p>5,435</text:p>
          </table:table-cell>
          <table:table-cell office:value-type="float" office:value="703" table:style-name="ce10">
            <text:p>703</text:p>
          </table:table-cell>
          <table:table-cell office:value-type="float" office:value="353" table:style-name="ce10">
            <text:p>353</text:p>
          </table:table-cell>
          <table:table-cell office:value-type="float" office:value="350" table:style-name="ce10">
            <text:p>350</text:p>
          </table:table-cell>
          <table:table-cell office:value-type="float" office:value="5.56" table:style-name="ce11">
            <text:p>5.56</text:p>
          </table:table-cell>
          <table:table-cell office:value-type="float" office:value="883" table:style-name="ce10">
            <text:p>883</text:p>
          </table:table-cell>
          <table:table-cell office:value-type="float" office:value="446" table:style-name="ce10">
            <text:p>446</text:p>
          </table:table-cell>
          <table:table-cell office:value-type="float" office:value="437" table:style-name="ce10">
            <text:p>437</text:p>
          </table:table-cell>
          <table:table-cell office:value-type="float" office:value="6.98" table:style-name="ce11">
            <text:p>6.98</text:p>
          </table:table-cell>
          <table:table-cell office:value-type="float" office:value="1333" table:style-name="ce10">
            <text:p>1,333</text:p>
          </table:table-cell>
          <table:table-cell office:value-type="float" office:value="697" table:style-name="ce10">
            <text:p>697</text:p>
          </table:table-cell>
          <table:table-cell office:value-type="float" office:value="636" table:style-name="ce10">
            <text:p>636</text:p>
          </table:table-cell>
          <table:table-cell office:value-type="float" office:value="10.54" table:style-name="ce11">
            <text:p>10.54</text:p>
          </table:table-cell>
          <table:table-cell office:value-type="float" office:value="1395" table:style-name="ce10">
            <text:p>1,395</text:p>
          </table:table-cell>
          <table:table-cell office:value-type="float" office:value="734" table:style-name="ce10">
            <text:p>734</text:p>
          </table:table-cell>
          <table:table-cell office:value-type="float" office:value="661" table:style-name="ce10">
            <text:p>661</text:p>
          </table:table-cell>
          <table:table-cell office:value-type="float" office:value="11.03" table:style-name="ce11">
            <text:p>11.03</text:p>
          </table:table-cell>
          <table:table-cell office:value-type="float" office:value="660" table:style-name="ce10">
            <text:p>660</text:p>
          </table:table-cell>
          <table:table-cell office:value-type="float" office:value="374" table:style-name="ce10">
            <text:p>374</text:p>
          </table:table-cell>
          <table:table-cell office:value-type="float" office:value="286" table:style-name="ce10">
            <text:p>286</text:p>
          </table:table-cell>
          <table:table-cell office:value-type="float" office:value="5.22" table:style-name="ce11">
            <text:p>5.22</text:p>
          </table:table-cell>
          <table:table-cell office:value-type="float" office:value="10359" table:style-name="ce10">
            <text:p>10,359</text:p>
          </table:table-cell>
          <table:table-cell office:value-type="float" office:value="5980" table:style-name="ce10">
            <text:p>5,980</text:p>
          </table:table-cell>
          <table:table-cell office:value-type="float" office:value="4379" table:style-name="ce10">
            <text:p>4,379</text:p>
          </table:table-cell>
          <table:table-cell office:value-type="float" office:value="81.900000000000006" table:style-name="ce11">
            <text:p>81.90</text:p>
          </table:table-cell>
          <table:table-cell office:value-type="float" office:value="1293" table:style-name="ce10">
            <text:p>1,293</text:p>
          </table:table-cell>
          <table:table-cell office:value-type="float" office:value="686" table:style-name="ce10">
            <text:p>686</text:p>
          </table:table-cell>
          <table:table-cell office:value-type="float" office:value="607" table:style-name="ce10">
            <text:p>607</text:p>
          </table:table-cell>
          <table:table-cell office:value-type="float" office:value="10.220000000000001" table:style-name="ce9">
            <text:p>10.22</text:p>
          </table:table-cell>
          <table:table-cell table:number-columns-repeated="16352" table:style-name="ce8"/>
        </table:table-row>
        <table:table-row table:style-name="ro11">
          <table:table-cell office:value-type="string" table:style-name="ce50">
            <text:p>說明：本表各年齡結構指標項目係屬部分統計，各年齡指標欄位合計數不等於總人口數。</text:p>
          </table:table-cell>
          <table:table-cell table:number-columns-repeated="6" table:style-name="ce7"/>
          <table:table-cell table:number-columns-repeated="17" table:style-name="ce6"/>
          <table:table-cell table:number-columns-repeated="3" table:style-name="ce5"/>
          <table:table-cell table:number-columns-repeated="4" table:style-name="ce4"/>
          <table:table-cell office:value-type="string" table:style-name="ce3">
            <text:p>內政部戶政司 民國106年2月6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0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年齡結構-新(列印版)" table:style-name="ta2">
        <table:table-source xlink:href="file:///D:/0662/A.上網月報(含1科)/106年/10601/新表號04,05,速報3階段年齡-連結(公式)檔106.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年齡結構-新(貼值-上網版)" table:style-name="ta2">
        <table:table-source xlink:href="file:///D:/0662/A.上網月報(含1科)/106年/10601/新表號04,05,速報3階段年齡-連結(公式)檔106.1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04年齡結構-列印版" table:style-name="ta2">
        <table:table-source xlink:href="file:///D:/0662/A.上網月報(含1科)/106年/10601/新表號04,05,速報3階段年齡-連結(公式)檔106.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上月速報年齡結構" table:style-name="ta2">
        <table:table-source xlink:href="file:///D:/0662/A.上網月報(含1科)/106年/10601/新表號04,05,速報3階段年齡-連結(公式)檔106.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本月-上月速報年齡結構(增減)" table:style-name="ta2">
        <table:table-source xlink:href="file:///D:/0662/A.上網月報(含1科)/106年/10601/新表號04,05,速報3階段年齡-連結(公式)檔106.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人口指標0-2,6" table:style-name="ta2">
        <table:table-source xlink:href="file:///D:/0662/A.上網月報(含1科)/106年/10601/新表號04,05,速報3階段年齡-連結(公式)檔106.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年齡結構-另給司長-不用" table:style-name="ta2">
        <table:table-source xlink:href="file:///D:/0662/A.上網月報(含1科)/106年/10601/新表號04,05,速報3階段年齡-連結(公式)檔106.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4,05,速報3階段年齡-連結(公式)檔106.1.xls'#速報-3階段年齡結構-不用" table:style-name="ta2">
        <table:table-source xlink:href="file:///D:/0662/A.上網月報(含1科)/106年/10601/新表號04,05,速報3階段年齡-連結(公式)檔106.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2-06T08:56:46Z</meta:creation-date>
    <dc:date>2017-02-06T10:34:00Z</dc:date>
  </office:meta>
</office:document-meta>
</file>